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50.01mm"/>
    </style:style>
    <style:style style:name="co5" style:family="table-column">
      <style:table-column-properties fo:break-before="auto" style:column-width="41.66mm"/>
    </style:style>
    <style:style style:name="co6" style:family="table-column">
      <style:table-column-properties fo:break-before="auto" style:column-width="44.93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.01mm" fo:break-before="auto" style:use-optimal-row-height="false"/>
    </style:style>
    <style:style style:name="ro4" style:family="table-row">
      <style:table-row-properties style:row-height="1.9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000000"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c3dfe4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f3cbcb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000000" fo:border="0.06pt solid #000000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1pt" style:font-size-asian="11pt" style:font-size-complex="11pt"/>
    </style:style>
    <style:style style:name="ce19" style:family="table-cell" style:parent-style-name="Default" style:data-style-name="N61">
      <style:table-cell-properties fo:background-color="#c3dfe4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20" style:family="table-cell" style:parent-style-name="Default" style:data-style-name="N61">
      <style:table-cell-properties fo:background-color="#f3cbcb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21" style:family="table-cell" style:parent-style-name="Default" style:data-style-name="N61">
      <style:table-cell-properties fo:background-color="#ffff00"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61"/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="0.06pt solid #000000" style:vertical-align="middle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order="0.06pt solid #000000" style:vertical-align="middle"/>
      <style:text-properties style:font-name="Liberation Sans" style:font-name-asian="Noto Sans CJK SC Regular" style:font-name-complex="FreeSans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3" style:family="table-cell" style:parent-style-name="Default"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transparent" fo:border="none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style:font-size-asian="11pt" style:font-size-complex="11pt"/>
    </style:style>
    <style:style style:name="ce36" style:family="table-cell" style:parent-style-name="Default">
      <style:table-cell-properties fo:background-color="#c3dfe4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f3cbcb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40" style:family="table-cell" style:parent-style-name="Default">
      <style:table-cell-properties style:vertical-align="middle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vertical-align="middle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8.35mm" svg:height="82.96mm" svg:x="200.11mm" svg:y="353.33mm">
            <loext:p draw:notify-on-update-of-ranges="Sheet1.C68:Sheet1.C81 Sheet1.D68:Sheet1.D81 Sheet1.E68:Sheet1.E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9.43mm" svg:height="81.87mm" svg:x="55.46mm" svg:y="350.67mm">
            <loext:p draw:notify-on-update-of-ranges="Sheet1.C68:Sheet1.C81 Sheet1.F68:Sheet1.F81 Sheet1.G68:Sheet1.G8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9.62mm" svg:height="89.57mm" svg:x="196.36mm" svg:y="495.81mm">
            <loext:p draw:notify-on-update-of-ranges="Sheet1.C103:Sheet1.C107 Sheet1.D103:Sheet1.D107 Sheet1.E103:Sheet1.E10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29.56mm" svg:height="89.48mm" svg:x="64.51mm" svg:y="495.27mm">
            <loext:p draw:notify-on-update-of-ranges="Sheet1.C103:Sheet1.C107 Sheet1.F103:Sheet1.F107 Sheet1.G103:Sheet1.G10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36.59mm" svg:height="89.18mm" svg:x="196.92mm" svg:y="650.03mm">
            <loext:p draw:notify-on-update-of-ranges="Sheet1.C137:Sheet1.C141 Sheet1.D137:Sheet1.D141 Sheet1.E137:Sheet1.E14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31.47mm" svg:height="90.57mm" svg:x="65.06mm" svg:y="651.38mm">
            <loext:p draw:notify-on-update-of-ranges="Sheet1.C137:Sheet1.C141 Sheet1.F137:Sheet1.F141 Sheet1.G137:Sheet1.G14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6" draw:style-name="gr1" draw:text-style-name="P1" svg:width="131.65mm" svg:height="88.76mm" svg:x="201.31mm" svg:y="811.31mm">
            <loext:p draw:notify-on-update-of-ranges="Sheet1.C171:Sheet1.C176 Sheet1.D171:Sheet1.D176 Sheet1.E171:Sheet1.E17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7" draw:style-name="gr1" draw:text-style-name="P1" svg:width="141.63mm" svg:height="90.03mm" svg:x="59.02mm" svg:y="811.31mm">
            <loext:p draw:notify-on-update-of-ranges="Sheet1.C171:Sheet1.C176 Sheet1.F171:Sheet1.F176 Sheet1.G171:Sheet1.G17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34.5mm" svg:height="89.75mm" svg:x="78.78mm" svg:y="987.11mm">
            <loext:p draw:notify-on-update-of-ranges="Sheet1.C214:Sheet1.C221 Sheet1.D214:Sheet1.D221 Sheet1.E214:Sheet1.E22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41.41mm" svg:height="90.09mm" svg:x="218.46mm" svg:y="988.19mm">
            <loext:p draw:notify-on-update-of-ranges="Sheet1.C214:Sheet1.C221 Sheet1.F214:Sheet1.F221 Sheet1.G214:Sheet1.G22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34.77mm" svg:height="90.3mm" svg:x="75.76mm" svg:y="1128.42mm">
            <loext:p draw:notify-on-update-of-ranges="Sheet1.C246:Sheet1.C250 Sheet1.D246:Sheet1.D250 Sheet1.E246:Sheet1.E25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38.35mm" svg:height="87.85mm" svg:x="222.06mm" svg:y="1128.7mm">
            <loext:p draw:notify-on-update-of-ranges="Sheet1.C246:Sheet1.C250 Sheet1.F246:Sheet1.F250 Sheet1.G246:Sheet1.G25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Nb Evaluations</text:p>
          </table:table-cell>
          <table:table-cell table:style-name="ce1" office:value-type="string" calcext:value-type="string">
            <text:p>Relative Error (pmc)</text:p>
          </table:table-cell>
          <table:table-cell table:style-name="ce1" office:value-type="string" calcext:value-type="string">
            <text:p>MSE Error (pmc)</text:p>
          </table:table-cell>
          <table:table-cell table:style-name="ce1" office:value-type="string" calcext:value-type="string">
            <text:p>Exec Time (s)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2" office:value-type="float" office:value="2" calcext:value-type="float" table:number-columns-spanned="1" table:number-rows-spanned="17">
            <text:p>2</text:p>
          </table:table-cell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>
            <text:p>21 (18)</text:p>
          </table:table-cell>
          <table:table-cell table:style-name="ce19" office:value-type="float" office:value="0.0000000000726" calcext:value-type="float">
            <text:p>7,26E-11</text:p>
          </table:table-cell>
          <table:table-cell table:style-name="ce19" office:value-type="float" office:value="0.0000000000485" calcext:value-type="float">
            <text:p>4,85E-11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float" office:value="80" calcext:value-type="float">
            <text:p>80</text:p>
          </table:table-cell>
          <table:table-cell table:style-name="ce20" office:value-type="float" office:value="0.000000000242" calcext:value-type="float">
            <text:p>2,42E-10</text:p>
          </table:table-cell>
          <table:table-cell table:style-name="ce20" office:value-type="float" office:value="0.00000000013" calcext:value-type="float">
            <text:p>1,30E-10</text:p>
          </table:table-cell>
          <table:table-cell table:style-name="ce15" office:value-type="float" office:value="0.01" calcext:value-type="float">
            <text:p>0,01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14" office:value-type="string" calcext:value-type="string">
            <text:p>1006 (650)</text:p>
          </table:table-cell>
          <table:table-cell table:style-name="ce14" office:value-type="float" office:value="6.32" calcext:value-type="float">
            <text:p>6,32</text:p>
          </table:table-cell>
          <table:table-cell table:style-name="ce14" office:value-type="float" office:value="5.04" calcext:value-type="float">
            <text:p>5,04</text:p>
          </table:table-cell>
          <table:table-cell table:style-name="ce14" office:value-type="float" office:value="0.33" calcext:value-type="float">
            <text:p>0,33</text:p>
          </table:table-cell>
          <table:table-cell table:style-name="ce17"/>
          <table:table-cell/>
          <table:table-cell table:style-name="ce13"/>
          <table:table-cell table:style-name="ce18" table:number-columns-repeated="5"/>
          <table:table-cell table:style-name="ce13" table:number-columns-repeated="2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002 (250)</text:p>
          </table:table-cell>
          <table:table-cell table:style-name="ce15" office:value-type="float" office:value="1.45" calcext:value-type="float">
            <text:p>1,45</text:p>
          </table:table-cell>
          <table:table-cell table:style-name="ce15" office:value-type="float" office:value="1.77" calcext:value-type="float">
            <text:p>1,77</text:p>
          </table:table-cell>
          <table:table-cell table:style-name="ce15" office:value-type="float" office:value="19.82" calcext:value-type="float">
            <text:p>19,82</text:p>
          </table:table-cell>
          <table:table-cell table:style-name="ce17"/>
          <table:table-cell/>
          <table:table-cell table:style-name="ce13"/>
          <table:table-cell table:style-name="ce18" table:number-columns-repeated="5"/>
          <table:table-cell table:style-name="ce13" table:number-columns-repeated="2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1996 (1300)</text:p>
          </table:table-cell>
          <table:table-cell table:style-name="ce14" office:value-type="float" office:value="0.66" calcext:value-type="float">
            <text:p>0,66</text:p>
          </table:table-cell>
          <table:table-cell table:style-name="ce14" office:value-type="float" office:value="0.44" calcext:value-type="float">
            <text:p>0,44</text:p>
          </table:table-cell>
          <table:table-cell table:style-name="ce14" office:value-type="float" office:value="1.37" calcext:value-type="float">
            <text:p>1,37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2002 (500)</text:p>
          </table:table-cell>
          <table:table-cell table:style-name="ce15" office:value-type="float" office:value="2.38" calcext:value-type="float">
            <text:p>2,38</text:p>
          </table:table-cell>
          <table:table-cell table:style-name="ce15" office:value-type="float" office:value="0.63" calcext:value-type="float">
            <text:p>0,63</text:p>
          </table:table-cell>
          <table:table-cell table:style-name="ce15" office:value-type="float" office:value="153.38" calcext:value-type="float">
            <text:p>153,38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2"/>
        </table:table-row>
        <table:table-row table:style-name="ro2">
          <table:covered-table-cell table:style-name="ce3"/>
          <table:table-cell table:style-name="ce1" office:value-type="float" office:value="3" calcext:value-type="float" table:number-columns-spanned="1" table:number-rows-spanned="4">
            <text:p>3</text:p>
          </table:table-cell>
          <table:table-cell table:style-name="ce14" office:value-type="string" calcext:value-type="string">
            <text:p>1029 (650)</text:p>
          </table:table-cell>
          <table:table-cell table:style-name="ce14" office:value-type="float" office:value="87.7" calcext:value-type="float">
            <text:p>87,7</text:p>
          </table:table-cell>
          <table:table-cell table:style-name="ce14" office:value-type="float" office:value="17.07" calcext:value-type="float">
            <text:p>17,07</text:p>
          </table:table-cell>
          <table:table-cell table:style-name="ce14" office:value-type="float" office:value="0.36" calcext:value-type="float">
            <text:p>0,36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002 (250)</text:p>
          </table:table-cell>
          <table:table-cell table:style-name="ce15" office:value-type="float" office:value="7260.18" calcext:value-type="float">
            <text:p>7260,18</text:p>
          </table:table-cell>
          <table:table-cell table:style-name="ce15" office:value-type="float" office:value="4130.98" calcext:value-type="float">
            <text:p>4130,98</text:p>
          </table:table-cell>
          <table:table-cell table:style-name="ce15" office:value-type="float" office:value="40.64" calcext:value-type="float">
            <text:p>40,64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2041 (1300)</text:p>
          </table:table-cell>
          <table:table-cell table:style-name="ce14" office:value-type="float" office:value="18.45" calcext:value-type="float">
            <text:p>18,45</text:p>
          </table:table-cell>
          <table:table-cell table:style-name="ce14" office:value-type="float" office:value="4.33" calcext:value-type="float">
            <text:p>4,33</text:p>
          </table:table-cell>
          <table:table-cell table:style-name="ce14" office:value-type="float" office:value="1.44" calcext:value-type="float">
            <text:p>1,44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2002 (500)</text:p>
          </table:table-cell>
          <table:table-cell table:style-name="ce15" office:value-type="string" calcext:value-type="string">
            <text:p>6848.23</text:p>
          </table:table-cell>
          <table:table-cell table:style-name="ce15" office:value-type="string" calcext:value-type="string">
            <text:p>4063.13</text:p>
          </table:table-cell>
          <table:table-cell table:style-name="ce15" office:value-type="float" office:value="338.51" calcext:value-type="float">
            <text:p>338,51</text:p>
          </table:table-cell>
          <table:table-cell table:style-name="ce31"/>
          <table:table-cell/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4"/>
          <table:table-cell table:style-name="ce10"/>
          <table:table-cell table:style-name="ce6" table:number-columns-repeated="2"/>
          <table:table-cell table:style-name="ce16"/>
          <table:table-cell table:style-name="ce6"/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5"/>
          <table:table-cell table:style-name="ce11" office:value-type="float" office:value="4" calcext:value-type="float" table:number-columns-spanned="1" table:number-rows-spanned="4">
            <text:p>4</text:p>
          </table:table-cell>
          <table:table-cell table:style-name="ce14" office:value-type="string" calcext:value-type="string">
            <text:p>108 (100)</text:p>
          </table:table-cell>
          <table:table-cell table:style-name="ce19" office:value-type="float" office:value="0.00000375" calcext:value-type="float">
            <text:p>3,75E-06</text:p>
          </table:table-cell>
          <table:table-cell table:style-name="ce19" office:value-type="float" office:value="0.00000206" calcext:value-type="float">
            <text:p>2,06E-06</text:p>
          </table:table-cell>
          <table:table-cell table:style-name="ce14" office:value-type="float" office:value="0.001" calcext:value-type="float">
            <text:p>0,001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04 (25)</text:p>
          </table:table-cell>
          <table:table-cell table:style-name="ce20" office:value-type="float" office:value="0.00000000248" calcext:value-type="float">
            <text:p>2,48E-09</text:p>
          </table:table-cell>
          <table:table-cell table:style-name="ce20" office:value-type="float" office:value="0.00000000254" calcext:value-type="float">
            <text:p>2,54E-09</text:p>
          </table:table-cell>
          <table:table-cell table:style-name="ce15" office:value-type="float" office:value="0.06" calcext:value-type="float">
            <text:p>0,06</text:p>
          </table:table-cell>
          <table:table-cell table:style-name="ce17"/>
          <table:table-cell/>
          <table:table-cell table:style-name="ce13" table:number-columns-repeated="2"/>
          <table:table-cell table:style-name="ce18" table:number-columns-repeated="5"/>
          <table:table-cell table:style-name="ce13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162 (150)</text:p>
          </table:table-cell>
          <table:table-cell table:style-name="ce19" office:value-type="float" office:value="0.000000000333" calcext:value-type="float">
            <text:p>3,33E-10</text:p>
          </table:table-cell>
          <table:table-cell table:style-name="ce19" office:value-type="float" office:value="0.000000000134" calcext:value-type="float">
            <text:p>1,34E-10</text:p>
          </table:table-cell>
          <table:table-cell table:style-name="ce14" office:value-type="float" office:value="0.01" calcext:value-type="float">
            <text:p>0,01</text:p>
          </table:table-cell>
          <table:table-cell table:style-name="ce17"/>
          <table:table-cell/>
          <table:table-cell table:style-name="ce13" table:number-columns-repeated="2"/>
          <table:table-cell table:style-name="ce18"/>
          <table:table-cell table:style-name="ce13"/>
          <table:table-cell table:style-name="ce18" table:number-columns-repeated="3"/>
          <table:table-cell table:style-name="ce13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64 (40)</text:p>
          </table:table-cell>
          <table:table-cell table:style-name="ce20" office:value-type="float" office:value="0.00000000145" calcext:value-type="float">
            <text:p>1,45E-09</text:p>
          </table:table-cell>
          <table:table-cell table:style-name="ce20" office:value-type="float" office:value="0.000000000481" calcext:value-type="float">
            <text:p>4,81E-10</text:p>
          </table:table-cell>
          <table:table-cell table:style-name="ce15" office:value-type="float" office:value="0.2" calcext:value-type="float">
            <text:p>0,2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4">
          <table:table-cell table:style-name="ce6" table:number-columns-repeated="6"/>
          <table:table-cell table:style-name="ce32"/>
          <table:table-cell table:style-name="ce33"/>
          <table:table-cell table:style-name="ce13" table:number-columns-repeated="8"/>
          <table:table-cell table:number-columns-repeated="1008"/>
        </table:table-row>
        <table:table-row table:style-name="ro2">
          <table:table-cell table:style-name="ce2" office:value-type="float" office:value="3" calcext:value-type="float" table:number-columns-spanned="1" table:number-rows-spanned="20">
            <text:p>3</text:p>
          </table:table-cell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>
            <text:p>36 (28)</text:p>
          </table:table-cell>
          <table:table-cell table:style-name="ce19" office:value-type="float" office:value="0.0000000000982" calcext:value-type="float">
            <text:p>9,82E-11</text:p>
          </table:table-cell>
          <table:table-cell table:style-name="ce19" office:value-type="float" office:value="0.000000000117" calcext:value-type="float">
            <text:p>1,17E-10</text:p>
          </table:table-cell>
          <table:table-cell table:style-name="ce14" office:value-type="float" office:value="0.0006" calcext:value-type="float">
            <text:p>0,0006</text:p>
          </table:table-cell>
          <table:table-cell table:style-name="ce32"/>
          <table:table-cell table:style-name="ce33"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02 (8)</text:p>
          </table:table-cell>
          <table:table-cell table:style-name="ce20" office:value-type="float" office:value="0.000000000587" calcext:value-type="float">
            <text:p>5,87E-10</text:p>
          </table:table-cell>
          <table:table-cell table:style-name="ce20" office:value-type="float" office:value="0.000000000462" calcext:value-type="float">
            <text:p>4,62E-10</text:p>
          </table:table-cell>
          <table:table-cell table:style-name="ce15" office:value-type="float" office:value="0.02" calcext:value-type="float">
            <text:p>0,02</text:p>
          </table:table-cell>
          <table:table-cell table:style-name="ce32"/>
          <table:table-cell table:style-name="ce33"/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style-name="ce32"/>
          <table:table-cell table:style-name="ce33"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table-cell table:style-name="ce1" office:value-type="float" office:value="2" calcext:value-type="float" table:number-columns-spanned="1" table:number-rows-spanned="6">
            <text:p>2</text:p>
          </table:table-cell>
          <table:table-cell table:style-name="ce14" office:value-type="string" calcext:value-type="string">
            <text:p>969 (700)</text:p>
          </table:table-cell>
          <table:table-cell table:style-name="ce14" office:value-type="float" office:value="463.32" calcext:value-type="float">
            <text:p>463,32</text:p>
          </table:table-cell>
          <table:table-cell table:style-name="ce14" office:value-type="float" office:value="288.13" calcext:value-type="float">
            <text:p>288,13</text:p>
          </table:table-cell>
          <table:table-cell table:style-name="ce14" office:value-type="float" office:value="0.51" calcext:value-type="float">
            <text:p>0,51</text:p>
          </table:table-cell>
          <table:table-cell table:style-name="ce32"/>
          <table:table-cell table:style-name="ce33"/>
          <table:table-cell table:style-name="ce13"/>
          <table:table-cell table:style-name="ce35" office:value-type="string" calcext:value-type="string">
            <text:p>Function</text:p>
          </table:table-cell>
          <table:table-cell table:style-name="ce35" office:value-type="string" calcext:value-type="string">
            <text:p>Expression</text:p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963 (80)</text:p>
          </table:table-cell>
          <table:table-cell table:style-name="ce15" office:value-type="float" office:value="121.37" calcext:value-type="float">
            <text:p>121,37</text:p>
          </table:table-cell>
          <table:table-cell table:style-name="ce15" office:value-type="float" office:value="20.36" calcext:value-type="float">
            <text:p>20,36</text:p>
          </table:table-cell>
          <table:table-cell table:style-name="ce15" office:value-type="float" office:value="0.98" calcext:value-type="float">
            <text:p>0,98</text:p>
          </table:table-cell>
          <table:table-cell table:style-name="ce33" table:number-columns-repeated="2"/>
          <table:table-cell table:style-name="ce13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polynomial of degree 7</text:p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1959 (1400)</text:p>
          </table:table-cell>
          <table:table-cell table:style-name="ce14" office:value-type="float" office:value="73.9" calcext:value-type="float">
            <text:p>73,9</text:p>
          </table:table-cell>
          <table:table-cell table:style-name="ce14" office:value-type="float" office:value="45.92" calcext:value-type="float">
            <text:p>45,92</text:p>
          </table:table-cell>
          <table:table-cell table:style-name="ce14" office:value-type="float" office:value="2.04" calcext:value-type="float">
            <text:p>2,04</text:p>
          </table:table-cell>
          <table:table-cell table:style-name="ce33" table:number-columns-repeated="2"/>
          <table:table-cell table:style-name="ce13"/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sqrt(1-x0**2)*exp(-xi), i&gt;0</text:p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923 (160)</text:p>
          </table:table-cell>
          <table:table-cell table:style-name="ce15" office:value-type="float" office:value="25.73" calcext:value-type="float">
            <text:p>25,73</text:p>
          </table:table-cell>
          <table:table-cell table:style-name="ce15" office:value-type="float" office:value="5.03" calcext:value-type="float">
            <text:p>5,03</text:p>
          </table:table-cell>
          <table:table-cell table:style-name="ce15" office:value-type="float" office:value="7.54" calcext:value-type="float">
            <text:p>7,54</text:p>
          </table:table-cell>
          <table:table-cell table:style-name="ce33" table:number-columns-repeated="2"/>
          <table:table-cell table:style-name="ce13"/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sin(||x||)</text:p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4901 (3500)</text:p>
          </table:table-cell>
          <table:table-cell table:style-name="ce14" office:value-type="float" office:value="3.66" calcext:value-type="float">
            <text:p>3,66</text:p>
          </table:table-cell>
          <table:table-cell table:style-name="ce14" office:value-type="float" office:value="2.67" calcext:value-type="float">
            <text:p>2,67</text:p>
          </table:table-cell>
          <table:table-cell table:style-name="ce14" office:value-type="float" office:value="13.19" calcext:value-type="float">
            <text:p>13,19</text:p>
          </table:table-cell>
          <table:table-cell table:style-name="ce33" table:number-columns-repeated="2"/>
          <table:table-cell table:style-name="ce13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sin(sum(xi))</text:p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5043 (420)</text:p>
          </table:table-cell>
          <table:table-cell table:style-name="ce15" office:value-type="float" office:value="36.18" calcext:value-type="float">
            <text:p>36,18</text:p>
          </table:table-cell>
          <table:table-cell table:style-name="ce15" office:value-type="float" office:value="3.12" calcext:value-type="float">
            <text:p>3,12</text:p>
          </table:table-cell>
          <table:table-cell table:style-name="ce15" office:value-type="float" office:value="154.05" calcext:value-type="float">
            <text:p>154,05</text:p>
          </table:table-cell>
          <table:table-cell table:style-name="ce33" table:number-columns-repeated="2"/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style-name="ce33" table:number-columns-repeated="2"/>
          <table:table-cell table:number-columns-repeated="1016"/>
        </table:table-row>
        <table:table-row table:style-name="ro2">
          <table:covered-table-cell table:style-name="ce3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14" office:value-type="string" calcext:value-type="string">
            <text:p>995 (660)</text:p>
          </table:table-cell>
          <table:table-cell table:style-name="ce14" office:value-type="float" office:value="1932.31" calcext:value-type="float">
            <text:p>1932,31</text:p>
          </table:table-cell>
          <table:table-cell table:style-name="ce14" office:value-type="float" office:value="416.91" calcext:value-type="float">
            <text:p>416,91</text:p>
          </table:table-cell>
          <table:table-cell table:style-name="ce14" office:value-type="float" office:value="0.55" calcext:value-type="float">
            <text:p>0,55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969 (80)</text:p>
          </table:table-cell>
          <table:table-cell table:style-name="ce15" office:value-type="float" office:value="5389.2" calcext:value-type="float">
            <text:p>5389,2</text:p>
          </table:table-cell>
          <table:table-cell table:style-name="ce15" office:value-type="float" office:value="1434.2" calcext:value-type="float">
            <text:p>1434,2</text:p>
          </table:table-cell>
          <table:table-cell table:style-name="ce15" office:value-type="float" office:value="11.34" calcext:value-type="float">
            <text:p>11,34</text:p>
          </table:table-cell>
          <table:table-cell table:style-name="ce33" table:number-columns-repeated="2"/>
          <table:table-cell/>
          <table:table-cell table:style-name="ce36" office:value-type="string" calcext:value-type="string" table:number-columns-spanned="2" table:number-rows-spanned="2">
            <text:p>Method AI</text:p>
          </table:table-cell>
          <table:covered-table-cell table:style-name="ce37"/>
          <table:table-cell table:number-columns-repeated="1013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2044 (1400)</text:p>
          </table:table-cell>
          <table:table-cell table:style-name="ce14" office:value-type="float" office:value="2009.6" calcext:value-type="float">
            <text:p>2009,6</text:p>
          </table:table-cell>
          <table:table-cell table:style-name="ce14" office:value-type="float" office:value="581.01" calcext:value-type="float">
            <text:p>581,01</text:p>
          </table:table-cell>
          <table:table-cell table:style-name="ce14" office:value-type="float" office:value="2.39" calcext:value-type="float">
            <text:p>2,39</text:p>
          </table:table-cell>
          <table:table-cell table:style-name="ce33" table:number-columns-repeated="2"/>
          <table:table-cell/>
          <table:covered-table-cell table:number-columns-repeated="2" table:style-name="ce37"/>
          <table:table-cell table:number-columns-repeated="1013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929 (160)</text:p>
          </table:table-cell>
          <table:table-cell table:style-name="ce15" office:value-type="float" office:value="5503.63" calcext:value-type="float">
            <text:p>5503,63</text:p>
          </table:table-cell>
          <table:table-cell table:style-name="ce15" office:value-type="float" office:value="1464.01" calcext:value-type="float">
            <text:p>1464,01</text:p>
          </table:table-cell>
          <table:table-cell table:style-name="ce15" office:value-type="float" office:value="60.3" calcext:value-type="float">
            <text:p>60,3</text:p>
          </table:table-cell>
          <table:table-cell table:style-name="ce33" table:number-columns-repeated="2"/>
          <table:table-cell/>
          <table:table-cell table:style-name="ce38" office:value-type="string" calcext:value-type="string" table:number-columns-spanned="2" table:number-rows-spanned="2">
            <text:p>Method Tucker</text:p>
          </table:table-cell>
          <table:covered-table-cell table:style-name="ce37"/>
          <table:table-cell table:number-columns-repeated="1013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4970 (3300)</text:p>
          </table:table-cell>
          <table:table-cell table:style-name="ce14" office:value-type="float" office:value="109.39" calcext:value-type="float">
            <text:p>109,39</text:p>
          </table:table-cell>
          <table:table-cell table:style-name="ce14" office:value-type="float" office:value="61.63" calcext:value-type="float">
            <text:p>61,63</text:p>
          </table:table-cell>
          <table:table-cell table:style-name="ce14" office:value-type="float" office:value="13.54" calcext:value-type="float">
            <text:p>13,54</text:p>
          </table:table-cell>
          <table:table-cell table:style-name="ce33" table:number-columns-repeated="2"/>
          <table:table-cell/>
          <table:covered-table-cell table:number-columns-repeated="2" table:style-name="ce37"/>
          <table:table-cell table:number-columns-repeated="1013"/>
        </table:table-row>
        <table:table-row table:style-name="ro3">
          <table:covered-table-cell table:style-name="ce4"/>
          <table:table-cell table:style-name="ce10"/>
          <table:table-cell table:style-name="ce6" table:number-columns-repeated="2"/>
          <table:table-cell table:style-name="ce16"/>
          <table:table-cell table:style-name="ce6"/>
          <table:table-cell table:style-name="ce33" table:number-columns-repeated="2"/>
          <table:table-cell table:number-columns-repeated="1016"/>
        </table:table-row>
        <table:table-row table:style-name="ro2">
          <table:covered-table-cell table:style-name="ce5"/>
          <table:table-cell table:style-name="ce11" office:value-type="float" office:value="4" calcext:value-type="float" table:number-columns-spanned="1" table:number-rows-spanned="4">
            <text:p>4</text:p>
          </table:table-cell>
          <table:table-cell table:style-name="ce14" office:value-type="string" calcext:value-type="string">
            <text:p>206 (180)</text:p>
          </table:table-cell>
          <table:table-cell table:style-name="ce14" office:value-type="float" office:value="87.34" calcext:value-type="float">
            <text:p>87,34</text:p>
          </table:table-cell>
          <table:table-cell table:style-name="ce14" office:value-type="float" office:value="64.7" calcext:value-type="float">
            <text:p>64,7</text:p>
          </table:table-cell>
          <table:table-cell table:style-name="ce14" office:value-type="float" office:value="0.004" calcext:value-type="float">
            <text:p>0,004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222 (18)</text:p>
          </table:table-cell>
          <table:table-cell table:style-name="ce20" office:value-type="float" office:value="0.00000000194" calcext:value-type="float">
            <text:p>1,94E-09</text:p>
          </table:table-cell>
          <table:table-cell table:style-name="ce20" office:value-type="float" office:value="0.0000000017" calcext:value-type="float">
            <text:p>1,70E-09</text:p>
          </table:table-cell>
          <table:table-cell table:style-name="ce15" office:value-type="float" office:value="0.09" calcext:value-type="float">
            <text:p>0,09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1015 (920)</text:p>
          </table:table-cell>
          <table:table-cell table:style-name="ce19" office:value-type="float" office:value="0.000000405" calcext:value-type="float">
            <text:p>4,05E-07</text:p>
          </table:table-cell>
          <table:table-cell table:style-name="ce19" office:value-type="float" office:value="0.000000239" calcext:value-type="float">
            <text:p>2,39E-07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965 (80)</text:p>
          </table:table-cell>
          <table:table-cell table:style-name="ce20" office:value-type="float" office:value="0.00000000518" calcext:value-type="float">
            <text:p>5,18E-09</text:p>
          </table:table-cell>
          <table:table-cell table:style-name="ce20" office:value-type="float" office:value="0.00000000471" calcext:value-type="float">
            <text:p>4,71E-09</text:p>
          </table:table-cell>
          <table:table-cell table:style-name="ce15" office:value-type="float" office:value="2.9" calcext:value-type="float">
            <text:p>2,9</text:p>
          </table:table-cell>
          <table:table-cell table:number-columns-repeated="1018"/>
        </table:table-row>
        <table:table-row table:style-name="ro4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2" office:value-type="float" office:value="4" calcext:value-type="float" table:number-columns-spanned="1" table:number-rows-spanned="19">
            <text:p>4</text:p>
          </table:table-cell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>
            <text:p>55 (36)</text:p>
          </table:table-cell>
          <table:table-cell table:style-name="ce19" office:value-type="float" office:value="0.000000000105" calcext:value-type="float">
            <text:p>1,05E-10</text:p>
          </table:table-cell>
          <table:table-cell table:style-name="ce19" office:value-type="float" office:value="0.000000000128" calcext:value-type="float">
            <text:p>1,28E-10</text:p>
          </table:table-cell>
          <table:table-cell table:style-name="ce14" office:value-type="float" office:value="0.0004" calcext:value-type="float">
            <text:p>0,0004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264 (8)</text:p>
          </table:table-cell>
          <table:table-cell table:style-name="ce20" office:value-type="float" office:value="0.000000000394" calcext:value-type="float">
            <text:p>3,94E-10</text:p>
          </table:table-cell>
          <table:table-cell table:style-name="ce20" office:value-type="float" office:value="0.00000000028" calcext:value-type="float">
            <text:p>2,80E-10</text:p>
          </table:table-cell>
          <table:table-cell table:style-name="ce15" office:value-type="float" office:value="0.08" calcext:value-type="float">
            <text:p>0,08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number-columns-repeated="1018"/>
        </table:table-row>
        <table:table-row table:style-name="ro2">
          <table:covered-table-cell table:style-name="ce3"/>
          <table:table-cell table:style-name="ce1" office:value-type="float" office:value="2" calcext:value-type="float" table:number-columns-spanned="1" table:number-rows-spanned="6">
            <text:p>2</text:p>
          </table:table-cell>
          <table:table-cell table:style-name="ce14" office:value-type="string" calcext:value-type="string">
            <text:p>1004 (750)</text:p>
          </table:table-cell>
          <table:table-cell table:style-name="ce14" office:value-type="float" office:value="9905.69" calcext:value-type="float">
            <text:p>9905,69</text:p>
          </table:table-cell>
          <table:table-cell table:style-name="ce14" office:value-type="float" office:value="6084.81" calcext:value-type="float">
            <text:p>6084,81</text:p>
          </table:table-cell>
          <table:table-cell table:style-name="ce14" office:value-type="float" office:value="0.99" calcext:value-type="float">
            <text:p>0,99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028 (32)</text:p>
          </table:table-cell>
          <table:table-cell table:style-name="ce15" office:value-type="float" office:value="333.07" calcext:value-type="float">
            <text:p>333,07</text:p>
          </table:table-cell>
          <table:table-cell table:style-name="ce15" office:value-type="float" office:value="101.31" calcext:value-type="float">
            <text:p>101,31</text:p>
          </table:table-cell>
          <table:table-cell table:style-name="ce15" office:value-type="float" office:value="0.12" calcext:value-type="float">
            <text:p>0,12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2011 (1500)</text:p>
          </table:table-cell>
          <table:table-cell table:style-name="ce14" office:value-type="float" office:value="1968.74" calcext:value-type="float">
            <text:p>1968,74</text:p>
          </table:table-cell>
          <table:table-cell table:style-name="ce14" office:value-type="float" office:value="807.28" calcext:value-type="float">
            <text:p>807,28</text:p>
          </table:table-cell>
          <table:table-cell table:style-name="ce14" office:value-type="float" office:value="3.8" calcext:value-type="float">
            <text:p>3,8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924 (60)</text:p>
          </table:table-cell>
          <table:table-cell table:style-name="ce15" office:value-type="float" office:value="195.33" calcext:value-type="float">
            <text:p>195,33</text:p>
          </table:table-cell>
          <table:table-cell table:style-name="ce15" office:value-type="float" office:value="35.52" calcext:value-type="float">
            <text:p>35,52</text:p>
          </table:table-cell>
          <table:table-cell table:style-name="ce15" office:value-type="float" office:value="0.61" calcext:value-type="float">
            <text:p>0,61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5003 (3700)</text:p>
          </table:table-cell>
          <table:table-cell table:style-name="ce14" office:value-type="float" office:value="353.08" calcext:value-type="float">
            <text:p>353,08</text:p>
          </table:table-cell>
          <table:table-cell table:style-name="ce14" office:value-type="float" office:value="305.05" calcext:value-type="float">
            <text:p>305,05</text:p>
          </table:table-cell>
          <table:table-cell table:style-name="ce14" office:value-type="float" office:value="25.31" calcext:value-type="float">
            <text:p>25,31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5124 (160)</text:p>
          </table:table-cell>
          <table:table-cell table:style-name="ce15" office:value-type="float" office:value="23.4" calcext:value-type="float">
            <text:p>23,4</text:p>
          </table:table-cell>
          <table:table-cell table:style-name="ce15" office:value-type="float" office:value="6.17" calcext:value-type="float">
            <text:p>6,17</text:p>
          </table:table-cell>
          <table:table-cell table:style-name="ce15" office:value-type="float" office:value="10.14" calcext:value-type="float">
            <text:p>10,14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number-columns-repeated="1018"/>
        </table:table-row>
        <table:table-row table:style-name="ro2">
          <table:covered-table-cell table:style-name="ce3"/>
          <table:table-cell table:style-name="ce1" office:value-type="float" office:value="3" calcext:value-type="float" table:number-columns-spanned="1" table:number-rows-spanned="4">
            <text:p>3</text:p>
          </table:table-cell>
          <table:table-cell table:style-name="ce14" office:value-type="string" calcext:value-type="string">
            <text:p>1049 (550)</text:p>
          </table:table-cell>
          <table:table-cell table:style-name="ce14" office:value-type="float" office:value="15070.3" calcext:value-type="float">
            <text:p>15070,3</text:p>
          </table:table-cell>
          <table:table-cell table:style-name="ce14" office:value-type="float" office:value="5567.9" calcext:value-type="float">
            <text:p>5567,9</text:p>
          </table:table-cell>
          <table:table-cell table:style-name="ce14" office:value-type="float" office:value="0.63" calcext:value-type="float">
            <text:p>0,63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1"/>
          <table:table-cell table:style-name="ce15" office:value-type="string" calcext:value-type="string">
            <text:p>976 (30)</text:p>
          </table:table-cell>
          <table:table-cell table:style-name="ce15" office:value-type="float" office:value="3220.75" calcext:value-type="float">
            <text:p>3220,75</text:p>
          </table:table-cell>
          <table:table-cell table:style-name="ce15" office:value-type="float" office:value="386.57" calcext:value-type="float">
            <text:p>386,57</text:p>
          </table:table-cell>
          <table:table-cell table:style-name="ce15" office:value-type="float" office:value="157.43" calcext:value-type="float">
            <text:p>157,43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5055 (3400)</text:p>
          </table:table-cell>
          <table:table-cell table:style-name="ce14" office:value-type="float" office:value="3509.9" calcext:value-type="float">
            <text:p>3509,9</text:p>
          </table:table-cell>
          <table:table-cell table:style-name="ce14" office:value-type="float" office:value="1092.2" calcext:value-type="float">
            <text:p>1092,2</text:p>
          </table:table-cell>
          <table:table-cell table:style-name="ce14" office:value-type="float" office:value="22.07" calcext:value-type="float">
            <text:p>22,07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table:number-columns-repeated="4"/>
          <table:table-cell table:number-columns-repeated="1018"/>
        </table:table-row>
        <table:table-row table:style-name="ro3">
          <table:covered-table-cell table:style-name="ce4"/>
          <table:table-cell table:style-name="ce10"/>
          <table:table-cell table:style-name="ce6" table:number-columns-repeated="2"/>
          <table:table-cell table:style-name="ce16"/>
          <table:table-cell table:style-name="ce6"/>
          <table:table-cell table:number-columns-repeated="1018"/>
        </table:table-row>
        <table:table-row table:style-name="ro2">
          <table:covered-table-cell table:style-name="ce5"/>
          <table:table-cell table:style-name="ce11" office:value-type="float" office:value="4" calcext:value-type="float" table:number-columns-spanned="1" table:number-rows-spanned="4">
            <text:p>4</text:p>
          </table:table-cell>
          <table:table-cell table:style-name="ce14" office:value-type="string" calcext:value-type="string">
            <text:p>293 (250)</text:p>
          </table:table-cell>
          <table:table-cell table:style-name="ce14" office:value-type="float" office:value="1.48" calcext:value-type="float">
            <text:p>1,48</text:p>
          </table:table-cell>
          <table:table-cell table:style-name="ce14" office:value-type="float" office:value="0.54" calcext:value-type="float">
            <text:p>0,54</text:p>
          </table:table-cell>
          <table:table-cell table:style-name="ce14" office:value-type="float" office:value="0.009" calcext:value-type="float">
            <text:p>0,009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306 (25)</text:p>
          </table:table-cell>
          <table:table-cell table:style-name="ce20" office:value-type="float" office:value="0.000000000965" calcext:value-type="float">
            <text:p>9,65E-10</text:p>
          </table:table-cell>
          <table:table-cell table:style-name="ce20" office:value-type="float" office:value="0.000000000633" calcext:value-type="float">
            <text:p>6,33E-10</text:p>
          </table:table-cell>
          <table:table-cell table:style-name="ce15" office:value-type="float" office:value="0.15" calcext:value-type="float">
            <text:p>0,15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999 (900)</text:p>
          </table:table-cell>
          <table:table-cell table:style-name="ce19" office:value-type="float" office:value="0.000000627" calcext:value-type="float">
            <text:p>6,27E-07</text:p>
          </table:table-cell>
          <table:table-cell table:style-name="ce19" office:value-type="float" office:value="0.000000159" calcext:value-type="float">
            <text:p>1,59E-07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5"/>
          <table:table-cell table:style-name="ce2" office:value-type="string" calcext:value-type="string" table:number-columns-spanned="1" table:number-rows-spanned="4">
            <text:p>Remarques</text:p>
          </table:table-cell>
          <table:table-cell table:number-columns-repeated="1012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966 (80)</text:p>
          </table:table-cell>
          <table:table-cell table:style-name="ce20" office:value-type="float" office:value="0.00000000367" calcext:value-type="float">
            <text:p>3,67E-09</text:p>
          </table:table-cell>
          <table:table-cell table:style-name="ce20" office:value-type="float" office:value="0.00000000304" calcext:value-type="float">
            <text:p>3,04E-09</text:p>
          </table:table-cell>
          <table:table-cell table:style-name="ce15" office:value-type="float" office:value="2.69" calcext:value-type="float">
            <text:p>2,69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4677" calcext:value-type="float">
            <text:p>114677</text:p>
          </table:table-cell>
          <table:table-cell table:style-name="ce17" office:value-type="string" calcext:value-type="string">
            <text:p>-</text:p>
          </table:table-cell>
          <table:table-cell table:style-name="ce22" office:value-type="float" office:value="0.000074" calcext:value-type="float">
            <text:p>7,40E-05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80776" calcext:value-type="float">
            <text:p>80776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0.0001" calcext:value-type="float">
            <text:p>0,0001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1915" calcext:value-type="float">
            <text:p>11915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0.0003" calcext:value-type="float">
            <text:p>0,0003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524.07" calcext:value-type="float">
            <text:p>524,07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0.0007" calcext:value-type="float">
            <text:p>0,0007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70" calcext:value-type="float">
            <text:p>70</text:p>
          </table:table-cell>
          <table:table-cell table:style-name="ce21" office:value-type="float" office:value="0.00000000027" calcext:value-type="float">
            <text:p>2,70E-10</text:p>
          </table:table-cell>
          <table:table-cell table:style-name="ce17" office:value-type="string" calcext:value-type="string">
            <text:p>-</text:p>
          </table:table-cell>
          <table:table-cell table:style-name="ce24" office:value-type="float" office:value="0.0008" calcext:value-type="float">
            <text:p>0,0008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100" calcext:value-type="float">
            <text:p>100</text:p>
          </table:table-cell>
          <table:table-cell table:style-name="ce22" office:value-type="float" office:value="0.00000000099" calcext:value-type="float">
            <text:p>9,90E-1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0.002" calcext:value-type="float">
            <text:p>0,002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=5, f=poly</text:p>
          </table:table-cell>
          <table:table-cell/>
          <table:table-cell table:style-name="ce17" office:value-type="float" office:value="170" calcext:value-type="float">
            <text:p>170</text:p>
          </table:table-cell>
          <table:table-cell table:style-name="ce22" office:value-type="float" office:value="0.00000000018" calcext:value-type="float">
            <text:p>1,80E-10</text:p>
          </table:table-cell>
          <table:table-cell table:style-name="ce17" office:value-type="float" office:value="56073.4" calcext:value-type="float">
            <text:p>56073,4</text:p>
          </table:table-cell>
          <table:table-cell table:style-name="ce17" office:value-type="float" office:value="0.004" calcext:value-type="float">
            <text:p>0,004</text:p>
          </table:table-cell>
          <table:table-cell table:style-name="ce17" office:value-type="float" office:value="0.05" calcext:value-type="float">
            <text:p>0,05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250" calcext:value-type="float">
            <text:p>250</text:p>
          </table:table-cell>
          <table:table-cell table:style-name="ce22" office:value-type="float" office:value="0.00000000015" calcext:value-type="float">
            <text:p>1,50E-10</text:p>
          </table:table-cell>
          <table:table-cell table:style-name="ce17" office:value-type="float" office:value="26218.2" calcext:value-type="float">
            <text:p>26218,2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0.08" calcext:value-type="float">
            <text:p>0,08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330" calcext:value-type="float">
            <text:p>330</text:p>
          </table:table-cell>
          <table:table-cell table:style-name="ce22" office:value-type="float" office:value="0.00000000034" calcext:value-type="float">
            <text:p>3,40E-10</text:p>
          </table:table-cell>
          <table:table-cell table:style-name="ce17" office:value-type="float" office:value="5552.11" calcext:value-type="float">
            <text:p>5552,11</text:p>
          </table:table-cell>
          <table:table-cell table:style-name="ce17" office:value-type="float" office:value="0.03" calcext:value-type="float">
            <text:p>0,03</text:p>
          </table:table-cell>
          <table:table-cell table:style-name="ce17" office:value-type="float" office:value="0.1" calcext:value-type="float">
            <text:p>0,1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410" calcext:value-type="float">
            <text:p>410</text:p>
          </table:table-cell>
          <table:table-cell table:style-name="ce22" office:value-type="float" office:value="0.00000000013" calcext:value-type="float">
            <text:p>1,30E-10</text:p>
          </table:table-cell>
          <table:table-cell table:style-name="ce17" office:value-type="float" office:value="1163.8" calcext:value-type="float">
            <text:p>1163,8</text:p>
          </table:table-cell>
          <table:table-cell table:style-name="ce17" office:value-type="float" office:value="0.031" calcext:value-type="float">
            <text:p>0,031</text:p>
          </table:table-cell>
          <table:table-cell table:style-name="ce17" office:value-type="float" office:value="0.14" calcext:value-type="float">
            <text:p>0,14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490" calcext:value-type="float">
            <text:p>490</text:p>
          </table:table-cell>
          <table:table-cell table:style-name="ce22" office:value-type="float" office:value="0.00000000028" calcext:value-type="float">
            <text:p>2,80E-10</text:p>
          </table:table-cell>
          <table:table-cell table:style-name="ce17" office:value-type="float" office:value="167.32" calcext:value-type="float">
            <text:p>167,32</text:p>
          </table:table-cell>
          <table:table-cell table:style-name="ce17" office:value-type="float" office:value="0.038" calcext:value-type="float">
            <text:p>0,038</text:p>
          </table:table-cell>
          <table:table-cell table:style-name="ce17" office:value-type="float" office:value="0.17" calcext:value-type="float">
            <text:p>0,17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570" calcext:value-type="float">
            <text:p>570</text:p>
          </table:table-cell>
          <table:table-cell table:style-name="ce22" office:value-type="float" office:value="0.00000000014" calcext:value-type="float">
            <text:p>1,40E-10</text:p>
          </table:table-cell>
          <table:table-cell table:style-name="ce24" office:value-type="float" office:value="12.91" calcext:value-type="float">
            <text:p>12,91</text:p>
          </table:table-cell>
          <table:table-cell table:style-name="ce17" office:value-type="float" office:value="0.04" calcext:value-type="float">
            <text:p>0,04</text:p>
          </table:table-cell>
          <table:table-cell table:style-name="ce24" office:value-type="float" office:value="0.22" calcext:value-type="float">
            <text:p>0,22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650" calcext:value-type="float">
            <text:p>650</text:p>
          </table:table-cell>
          <table:table-cell table:style-name="ce22" office:value-type="float" office:value="0.000000000174" calcext:value-type="float">
            <text:p>1,74E-10</text:p>
          </table:table-cell>
          <table:table-cell table:style-name="ce22" office:value-type="float" office:value="0.00000000012" calcext:value-type="float">
            <text:p>1,20E-10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0.28" calcext:value-type="float">
            <text:p>0,28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730" calcext:value-type="float">
            <text:p>730</text:p>
          </table:table-cell>
          <table:table-cell table:style-name="ce22" office:value-type="float" office:value="0.000000000187" calcext:value-type="float">
            <text:p>1,87E-10</text:p>
          </table:table-cell>
          <table:table-cell table:style-name="ce22" office:value-type="float" office:value="0.00000000036" calcext:value-type="float">
            <text:p>3,60E-10</text:p>
          </table:table-cell>
          <table:table-cell table:style-name="ce17" office:value-type="float" office:value="0.09" calcext:value-type="float">
            <text:p>0,09</text:p>
          </table:table-cell>
          <table:table-cell table:style-name="ce17" office:value-type="float" office:value="0.32" calcext:value-type="float">
            <text:p>0,32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17" office:value-type="string" calcext:value-type="string">
            <text:p>AI &gt; Tucker</text:p>
          </table:table-cell>
          <table:table-cell table:number-columns-repeated="1012"/>
        </table:table-row>
        <table:table-row table:style-name="ro5">
          <table:table-cell table:number-columns-repeated="11"/>
          <table:table-cell table:style-name="ce39" office:value-type="string" calcext:value-type="string" table:number-columns-spanned="1" table:number-rows-spanned="3">
            <text:p>Avec la méthode de Tucker, le nombre minimal de calcul de f pour avoir une bonne approx est 570 ce qui équivaut à 7 points de discretisation sur la grille de tucker. → Temps nécessaire 0,22 s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table-cell table:style-name="ce40" office:value-type="string" calcext:value-type="string" table:number-columns-spanned="1" table:number-rows-spanned="3">
            <text:p>Avec AI, le nombre minimal de calcul de f est 70 avec un temps de calcul de l’ordre du 10E-01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 table:number-rows-repeated="11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15177.6</text:p>
          </table:table-cell>
          <table:table-cell office:value-type="float" office:value="1023.2" calcext:value-type="float">
            <text:p>1023,2</text:p>
          </table:table-cell>
          <table:table-cell office:value-type="float" office:value="3.03" calcext:value-type="float">
            <text:p>3,03</text:p>
          </table:table-cell>
          <table:table-cell office:value-type="float" office:value="0.05" calcext:value-type="float">
            <text:p>0,05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6037.95</text:p>
          </table:table-cell>
          <table:table-cell office:value-type="float" office:value="328.38" calcext:value-type="float">
            <text:p>328,38</text:p>
          </table:table-cell>
          <table:table-cell office:value-type="float" office:value="12.5" calcext:value-type="float">
            <text:p>12,5</text:p>
          </table:table-cell>
          <table:table-cell office:value-type="float" office:value="0.29" calcext:value-type="float">
            <text:p>0,29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=5, f=2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string" calcext:value-type="string">
            <text:p>1435.7</text:p>
          </table:table-cell>
          <table:table-cell office:value-type="float" office:value="123.2" calcext:value-type="float">
            <text:p>123,2</text:p>
          </table:table-cell>
          <table:table-cell office:value-type="float" office:value="35.8" calcext:value-type="float">
            <text:p>35,8</text:p>
          </table:table-cell>
          <table:table-cell office:value-type="float" office:value="1.1" calcext:value-type="float">
            <text:p>1,1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7800" calcext:value-type="float">
            <text:p>7800</text:p>
          </table:table-cell>
          <table:table-cell office:value-type="float" office:value="832.65" calcext:value-type="float">
            <text:p>832,65</text:p>
          </table:table-cell>
          <table:table-cell office:value-type="float" office:value="30.7" calcext:value-type="float">
            <text:p>30,7</text:p>
          </table:table-cell>
          <table:table-cell office:value-type="float" office:value="84.16" calcext:value-type="float">
            <text:p>84,16</text:p>
          </table:table-cell>
          <table:table-cell office:value-type="float" office:value="3.33" calcext:value-type="float">
            <text:p>3,33</text:p>
          </table:table-cell>
          <table:table-cell table:number-columns-repeated="4"/>
          <table:table-cell table:style-name="ce41" office:value-type="string" calcext:value-type="string">
            <text:p>Tucker &gt; AI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3" office:value-type="string" calcext:value-type="string">
            <text:p>498.807</text:p>
          </table:table-cell>
          <table:table-cell table:style-name="ce24" office:value-type="float" office:value="7.05" calcext:value-type="float">
            <text:p>7,05</text:p>
          </table:table-cell>
          <table:table-cell table:style-name="ce23" office:value-type="float" office:value="137.56" calcext:value-type="float">
            <text:p>137,56</text:p>
          </table:table-cell>
          <table:table-cell table:style-name="ce24" office:value-type="float" office:value="7.61" calcext:value-type="float">
            <text:p>7,61</text:p>
          </table:table-cell>
          <table:table-cell table:number-columns-repeated="4"/>
          <table:table-cell table:style-name="ce40" office:value-type="string" calcext:value-type="string" table:number-columns-spanned="1" table:number-rows-spanned="3">
            <text:p>Tucker : bonne approx a partir de 10000 calculs de f pour un temps de calcul de 7,61s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5"/>
          <table:table-cell table:style-name="ce13"/>
          <table:table-cell table:number-columns-repeated="5"/>
          <table:table-cell table:style-name="ce42" office:value-type="string" calcext:value-type="string" table:number-columns-spanned="1" table:number-rows-spanned="3">
            <text:p>Tucker : Pas de bonne approx avec moins de 10000 calculs de f. Pas interessant d’aller plus loin en nb de calculs car le coût en temps est très elevé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>
          <table:table-cell table:number-columns-repeated="2"/>
          <table:table-cell table:style-name="ce12" table:number-columns-repeated="5"/>
          <table:table-cell table:style-name="ce13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12" table:number-columns-repeated="6"/>
          <table:table-cell table:style-name="ce13"/>
          <table:table-cell table:number-columns-repeated="1015"/>
        </table:table-row>
        <table:table-row table:style-name="ro5">
          <table:table-cell table:number-columns-repeated="2"/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12.49" calcext:value-type="float">
            <text:p>1512,49</text:p>
          </table:table-cell>
          <table:table-cell table:style-name="ce12" office:value-type="float" office:value="1677.8" calcext:value-type="float">
            <text:p>1677,8</text:p>
          </table:table-cell>
          <table:table-cell table:style-name="ce12" office:value-type="float" office:value="0.16" calcext:value-type="float">
            <text:p>0,16</text:p>
          </table:table-cell>
          <table:table-cell table:style-name="ce12" office:value-type="float" office:value="0.03" calcext:value-type="float">
            <text:p>0,03</text:p>
          </table:table-cell>
          <table:table-cell table:style-name="ce12"/>
          <table:table-cell table:style-name="ce13"/>
          <table:table-cell table:number-columns-repeated="1015"/>
        </table:table-row>
        <table:table-row table:style-name="ro5">
          <table:table-cell table:number-columns-repeated="2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87.62" calcext:value-type="float">
            <text:p>387,62</text:p>
          </table:table-cell>
          <table:table-cell table:style-name="ce12" office:value-type="float" office:value="330.07" calcext:value-type="float">
            <text:p>330,07</text:p>
          </table:table-cell>
          <table:table-cell table:style-name="ce12" office:value-type="float" office:value="0.51" calcext:value-type="float">
            <text:p>0,51</text:p>
          </table:table-cell>
          <table:table-cell table:style-name="ce12" office:value-type="float" office:value="0.16" calcext:value-type="float">
            <text:p>0,16</text:p>
          </table:table-cell>
          <table:table-cell table:style-name="ce12"/>
          <table:table-cell table:style-name="ce13"/>
          <table:table-cell table:number-columns-repeated="1015"/>
        </table:table-row>
        <table:table-row table:style-name="ro5">
          <table:table-cell table:number-columns-repeated="2"/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73.9" calcext:value-type="float">
            <text:p>73,9</text:p>
          </table:table-cell>
          <table:table-cell table:style-name="ce12" office:value-type="float" office:value="25.73" calcext:value-type="float">
            <text:p>25,73</text:p>
          </table:table-cell>
          <table:table-cell table:style-name="ce12" office:value-type="float" office:value="2.04" calcext:value-type="float">
            <text:p>2,04</text:p>
          </table:table-cell>
          <table:table-cell table:style-name="ce12" office:value-type="float" office:value="9.26" calcext:value-type="float">
            <text:p>9,26</text:p>
          </table:table-cell>
          <table:table-cell table:style-name="ce13" table:number-columns-repeated="2"/>
          <table:table-cell table:number-columns-repeated="1015"/>
        </table:table-row>
        <table:table-row table:style-name="ro5">
          <table:table-cell office:value-type="string" calcext:value-type="string">
            <text:p>D=3, f=2</text:p>
          </table:table-cell>
          <table:table-cell/>
          <table:table-cell table:style-name="ce17" office:value-type="float" office:value="3500" calcext:value-type="float">
            <text:p>3500</text:p>
          </table:table-cell>
          <table:table-cell table:style-name="ce17" office:value-type="float" office:value="20.05" calcext:value-type="float">
            <text:p>20,05</text:p>
          </table:table-cell>
          <table:table-cell table:style-name="ce17" office:value-type="float" office:value="10.6" calcext:value-type="float">
            <text:p>10,6</text:p>
          </table:table-cell>
          <table:table-cell table:style-name="ce17" office:value-type="float" office:value="7.2" calcext:value-type="float">
            <text:p>7,2</text:p>
          </table:table-cell>
          <table:table-cell table:style-name="ce17" office:value-type="float" office:value="50.65" calcext:value-type="float">
            <text:p>50,65</text:p>
          </table:table-cell>
          <table:table-cell table:style-name="ce13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12" office:value-type="float" office:value="5000" calcext:value-type="float">
            <text:p>5000</text:p>
          </table:table-cell>
          <table:table-cell table:style-name="ce24" office:value-type="float" office:value="3.66" calcext:value-type="float">
            <text:p>3,66</text:p>
          </table:table-cell>
          <table:table-cell table:style-name="ce24" office:value-type="float" office:value="16.8" calcext:value-type="float">
            <text:p>16,8</text:p>
          </table:table-cell>
          <table:table-cell table:style-name="ce24" office:value-type="float" office:value="13.19" calcext:value-type="float">
            <text:p>13,19</text:p>
          </table:table-cell>
          <table:table-cell table:style-name="ce24" office:value-type="float" office:value="154.05" calcext:value-type="float">
            <text:p>154,05</text:p>
          </table:table-cell>
          <table:table-cell table:style-name="ce13" table:number-columns-repeated="2"/>
          <table:table-cell table:number-columns-repeated="1015"/>
        </table:table-row>
        <table:table-row table:style-name="ro5" table:number-rows-repeated="2">
          <table:table-cell table:number-columns-repeated="2"/>
          <table:table-cell table:style-name="ce12" table:number-columns-repeated="5"/>
          <table:table-cell table:style-name="ce13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12" table:number-columns-repeated="5"/>
          <table:table-cell table:style-name="ce13" table:number-columns-repeated="2"/>
          <table:table-cell table:number-columns-repeated="2"/>
          <table:table-cell table:style-name="ce41" office:value-type="string" calcext:value-type="string">
            <text:p>AI &gt; Tucker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12" table:number-columns-repeated="5"/>
          <table:table-cell table:style-name="ce13" table:number-columns-repeated="2"/>
          <table:table-cell table:number-columns-repeated="2"/>
          <table:table-cell table:style-name="ce40" office:value-type="string" calcext:value-type="string" table:number-columns-spanned="1" table:number-rows-spanned="3">
            <text:p>Tucker : bonne approx a partir de 5000 calculs de f pour un temps de calcul de 121,61s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13" table:number-columns-repeated="7"/>
          <table:table-cell table:number-columns-repeated="2"/>
          <table:covered-table-cell/>
          <table:table-cell table:number-columns-repeated="1012"/>
        </table:table-row>
        <table:table-row table:style-name="ro5">
          <table:table-cell table:number-columns-repeated="2"/>
          <table:table-cell table:style-name="ce13" table:number-columns-repeated="7"/>
          <table:table-cell table:number-columns-repeated="2"/>
          <table:covered-table-cell/>
          <table:table-cell table:number-columns-repeated="1012"/>
        </table:table-row>
        <table:table-row table:style-name="ro5">
          <table:table-cell table:number-columns-repeated="2"/>
          <table:table-cell table:style-name="ce13" table:number-columns-repeated="7"/>
          <table:table-cell table:number-columns-repeated="2"/>
          <table:table-cell table:style-name="ce42" office:value-type="string" calcext:value-type="string" table:number-columns-spanned="1" table:number-rows-spanned="3">
            <text:p>AI: bonne approx a partir de 5000 calculs de f pour un temps de calcul de 13,19s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13" table:number-columns-repeated="7"/>
          <table:table-cell table:number-columns-repeated="2"/>
          <table:covered-table-cell/>
          <table:table-cell table:number-columns-repeated="1012"/>
        </table:table-row>
        <table:table-row table:style-name="ro5">
          <table:table-cell table:number-columns-repeated="2"/>
          <table:table-cell table:style-name="ce13" table:number-columns-repeated="7"/>
          <table:table-cell table:number-columns-repeated="2"/>
          <table:covered-table-cell/>
          <table:table-cell table:number-columns-repeated="101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1"/>
          <table:table-cell table:style-name="ce39" office:value-type="string" calcext:value-type="string" table:number-columns-spanned="1" table:number-rows-spanned="3">
            <text:p>Avec un meme nombre de calcul de f, on obtient une approximation plus precise avec l’algo de tucker mais avec un coût en temps plus elevé (10x)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40" office:value-type="string" calcext:value-type="string" table:number-columns-spanned="1" table:number-rows-spanned="3">
            <text:p>Meme convergence en 2D mais Ai bcp plus rapide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D=5, f=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6413.5" calcext:value-type="float">
            <text:p>66413,5</text:p>
          </table:table-cell>
          <table:table-cell office:value-type="float" office:value="3270.92" calcext:value-type="float">
            <text:p>3270,92</text:p>
          </table:table-cell>
          <table:table-cell office:value-type="float" office:value="0.009" calcext:value-type="float">
            <text:p>0,009</text:p>
          </table:table-cell>
          <table:table-cell office:value-type="float" office:value="0.07" calcext:value-type="float">
            <text:p>0,07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4804.9" calcext:value-type="float">
            <text:p>14804,9</text:p>
          </table:table-cell>
          <table:table-cell table:style-name="ce25" office:value-type="float" office:value="0.37" calcext:value-type="float">
            <text:p>0,37</text:p>
          </table:table-cell>
          <table:table-cell office:value-type="float" office:value="0.03" calcext:value-type="float">
            <text:p>0,03</text:p>
          </table:table-cell>
          <table:table-cell table:style-name="ce25" office:value-type="float" office:value="0.16" calcext:value-type="float">
            <text:p>0,16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869.4" calcext:value-type="float">
            <text:p>2869,4</text:p>
          </table:table-cell>
          <table:table-cell table:style-name="ce26" office:value-type="float" office:value="0.00000000954" calcext:value-type="float">
            <text:p>9,54E-09</text:p>
          </table:table-cell>
          <table:table-cell office:value-type="float" office:value="0.14" calcext:value-type="float">
            <text:p>0,14</text:p>
          </table:table-cell>
          <table:table-cell office:value-type="float" office:value="0.61" calcext:value-type="float">
            <text:p>0,61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513.22" calcext:value-type="float">
            <text:p>513,22</text:p>
          </table:table-cell>
          <table:table-cell table:style-name="ce26" office:value-type="float" office:value="0.00000000324" calcext:value-type="float">
            <text:p>3,24E-09</text:p>
          </table:table-cell>
          <table:table-cell office:value-type="float" office:value="0.58" calcext:value-type="float">
            <text:p>0,58</text:p>
          </table:table-cell>
          <table:table-cell office:value-type="float" office:value="2.46" calcext:value-type="float">
            <text:p>2,46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50.09" calcext:value-type="float">
            <text:p>50,09</text:p>
          </table:table-cell>
          <table:table-cell table:style-name="ce26" office:value-type="float" office:value="0.00000000012" calcext:value-type="float">
            <text:p>1,20E-10</text:p>
          </table:table-cell>
          <table:table-cell office:value-type="float" office:value="2.5" calcext:value-type="float">
            <text:p>2,5</text:p>
          </table:table-cell>
          <table:table-cell office:value-type="float" office:value="10.2" calcext:value-type="float">
            <text:p>10,2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6000" calcext:value-type="float">
            <text:p>6000</text:p>
          </table:table-cell>
          <table:table-cell table:style-name="ce25" office:value-type="float" office:value="6.34" calcext:value-type="float">
            <text:p>6,34</text:p>
          </table:table-cell>
          <table:table-cell table:style-name="ce26" office:value-type="float" office:value="0.00000000024" calcext:value-type="float">
            <text:p>2,40E-10</text:p>
          </table:table-cell>
          <table:table-cell table:style-name="ce25" office:value-type="float" office:value="5.62" calcext:value-type="float">
            <text:p>5,62</text:p>
          </table:table-cell>
          <table:table-cell office:value-type="float" office:value="22.87" calcext:value-type="float">
            <text:p>22,87</text:p>
          </table:table-cell>
          <table:table-cell table:number-columns-repeated="1017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1"/>
          <table:table-cell table:style-name="ce41" office:value-type="string" calcext:value-type="string">
            <text:p>Tucker &gt; AI</text:p>
          </table:table-cell>
          <table:table-cell table:number-columns-repeated="1012"/>
        </table:table-row>
        <table:table-row table:style-name="ro5">
          <table:table-cell table:number-columns-repeated="11"/>
          <table:table-cell table:style-name="ce40" office:value-type="string" calcext:value-type="string" table:number-columns-spanned="1" table:number-rows-spanned="3">
            <text:p>Tucker : bonne approx a partir de 500 calculs de f pour un temps de calcul de 0,16s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table-cell table:style-name="ce42" office:value-type="string" calcext:value-type="string" table:number-columns-spanned="1" table:number-rows-spanned="3">
            <text:p>AI: bonne approx a partir de 5000 calculs de f pour un temps de calcul de 5,6s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office:value-type="string" calcext:value-type="string">
            <text:p>D=2, f=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60.3" calcext:value-type="float">
            <text:p>2460,3</text:p>
          </table:table-cell>
          <table:table-cell office:value-type="float" office:value="12617.2" calcext:value-type="float">
            <text:p>12617,2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0.003" calcext:value-type="float">
            <text:p>0,003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30.5" calcext:value-type="float">
            <text:p>230,5</text:p>
          </table:table-cell>
          <table:table-cell office:value-type="float" office:value="105.9" calcext:value-type="float">
            <text:p>105,9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4" calcext:value-type="float">
            <text:p>0,004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1.65" calcext:value-type="float">
            <text:p>111,65</text:p>
          </table:table-cell>
          <table:table-cell table:style-name="ce25" office:value-type="float" office:value="0.2" calcext:value-type="float">
            <text:p>0,2</text:p>
          </table:table-cell>
          <table:table-cell office:value-type="float" office:value="0.0002" calcext:value-type="float">
            <text:p>0,0002</text:p>
          </table:table-cell>
          <table:table-cell table:style-name="ce25" office:value-type="float" office:value="0.007" calcext:value-type="float">
            <text:p>0,007</text:p>
          </table:table-cell>
          <table:table-cell table:number-columns-repeated="4"/>
          <table:table-cell table:style-name="ce41" office:value-type="string" calcext:value-type="string">
            <text:p>Tucker &gt; AI (nb calculs)</text:p>
          </table:table-cell>
          <table:table-cell table:style-name="ce17" office:value-type="string" calcext:value-type="string">
            <text:p>AI &gt; Tucker (temps)</text:p>
          </table:table-cell>
          <table:table-cell table:number-columns-repeated="1011"/>
        </table:table-row>
        <table:table-row table:style-name="ro5">
          <table:table-cell table:number-columns-repeated="2"/>
          <table:table-cell office:value-type="float" office:value="40" calcext:value-type="float">
            <text:p>40</text:p>
          </table:table-cell>
          <table:table-cell table:style-name="ce25" office:value-type="float" office:value="3.12" calcext:value-type="float">
            <text:p>3,12</text:p>
          </table:table-cell>
          <table:table-cell office:value-type="float" office:value="0.0000044" calcext:value-type="float">
            <text:p>0,0000044</text:p>
          </table:table-cell>
          <table:table-cell table:style-name="ce25" office:value-type="float" office:value="0.0001" calcext:value-type="float">
            <text:p>0,0001</text:p>
          </table:table-cell>
          <table:table-cell office:value-type="float" office:value="0.012" calcext:value-type="float">
            <text:p>0,012</text:p>
          </table:table-cell>
          <table:table-cell table:number-columns-repeated="4"/>
          <table:table-cell table:style-name="ce40" office:value-type="string" calcext:value-type="string" table:number-columns-spanned="2" table:number-rows-spanned="3">
            <text:p>Tucker : bonne approx a partir de 30 calculs de f pour un temps de calcul de 0,007s</text:p>
          </table:table-cell>
          <table:covered-table-cell/>
          <table:table-cell table:number-columns-repeated="1011"/>
        </table:table-row>
        <table:table-row table:style-name="ro5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02" calcext:value-type="float">
            <text:p>0,02</text:p>
          </table:table-cell>
          <table:table-cell office:value-type="float" office:value="0.00000000025" calcext:value-type="float">
            <text:p>2,5E-1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3" calcext:value-type="float">
            <text:p>0,03</text:p>
          </table:table-cell>
          <table:table-cell table:number-columns-repeated="4"/>
          <table:covered-table-cell table:number-columns-repeated="2"/>
          <table:table-cell table:number-columns-repeated="1011"/>
        </table:table-row>
        <table:table-row table:style-name="ro5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000039" calcext:value-type="float">
            <text:p>0,0000039</text:p>
          </table:table-cell>
          <table:table-cell office:value-type="float" office:value="0.0000000014" calcext:value-type="float">
            <text:p>1,4E-09</text:p>
          </table:table-cell>
          <table:table-cell office:value-type="float" office:value="0.001" calcext:value-type="float">
            <text:p>0,001</text:p>
          </table:table-cell>
          <table:table-cell office:value-type="float" office:value="0.14" calcext:value-type="float">
            <text:p>0,14</text:p>
          </table:table-cell>
          <table:table-cell table:number-columns-repeated="4"/>
          <table:covered-table-cell table:number-columns-repeated="2"/>
          <table:table-cell table:number-columns-repeated="1011"/>
        </table:table-row>
        <table:table-row table:style-name="ro5">
          <table:table-cell/>
          <table:table-cell table:style-name="ce12"/>
          <table:table-cell office:value-type="float" office:value="150" calcext:value-type="float">
            <text:p>150</text:p>
          </table:table-cell>
          <table:table-cell office:value-type="float" office:value="0.0000000097" calcext:value-type="float">
            <text:p>9,7E-09</text:p>
          </table:table-cell>
          <table:table-cell office:value-type="float" office:value="0.0000000032" calcext:value-type="float">
            <text:p>3,2E-09</text:p>
          </table:table-cell>
          <table:table-cell office:value-type="float" office:value="0.002" calcext:value-type="float">
            <text:p>0,002</text:p>
          </table:table-cell>
          <table:table-cell office:value-type="float" office:value="0.15" calcext:value-type="float">
            <text:p>0,15</text:p>
          </table:table-cell>
          <table:table-cell table:number-columns-repeated="4"/>
          <table:table-cell table:style-name="ce42" office:value-type="string" calcext:value-type="string" table:number-columns-spanned="2" table:number-rows-spanned="3">
            <text:p>AI: bonne approx a partir de 40 calculs de f pour un temps de calcul de 0,0001s</text:p>
          </table:table-cell>
          <table:covered-table-cell/>
          <table:table-cell table:number-columns-repeated="1011"/>
        </table:table-row>
        <table:table-row table:style-name="ro5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000000000101" calcext:value-type="float">
            <text:p>1,01E-10</text:p>
          </table:table-cell>
          <table:table-cell office:value-type="float" office:value="0.0000000032" calcext:value-type="float">
            <text:p>3,2E-09</text:p>
          </table:table-cell>
          <table:table-cell office:value-type="float" office:value="0.003" calcext:value-type="float">
            <text:p>0,003</text:p>
          </table:table-cell>
          <table:table-cell office:value-type="float" office:value="0.9" calcext:value-type="float">
            <text:p>0,9</text:p>
          </table:table-cell>
          <table:table-cell table:number-columns-repeated="4"/>
          <table:covered-table-cell table:number-columns-repeated="2"/>
          <table:table-cell table:number-columns-repeated="1011"/>
        </table:table-row>
        <table:table-row table:style-name="ro5">
          <table:table-cell table:number-columns-repeated="11"/>
          <table:covered-table-cell table:number-columns-repeated="2"/>
          <table:table-cell table:number-columns-repeated="1011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D=2, f=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6.2" calcext:value-type="float">
            <text:p>2406,2</text:p>
          </table:table-cell>
          <table:table-cell office:value-type="float" office:value="7346.2" calcext:value-type="float">
            <text:p>7346,2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531.4" calcext:value-type="float">
            <text:p>531,4</text:p>
          </table:table-cell>
          <table:table-cell office:value-type="float" office:value="7544.49" calcext:value-type="float">
            <text:p>7544,49</text:p>
          </table:table-cell>
          <table:table-cell office:value-type="float" office:value="0.13" calcext:value-type="float">
            <text:p>0,13</text:p>
          </table:table-cell>
          <table:table-cell office:value-type="float" office:value="9.88" calcext:value-type="float">
            <text:p>9,88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87.7" calcext:value-type="float">
            <text:p>87,7</text:p>
          </table:table-cell>
          <table:table-cell office:value-type="float" office:value="7260.18" calcext:value-type="float">
            <text:p>7260,18</text:p>
          </table:table-cell>
          <table:table-cell office:value-type="float" office:value="0.36" calcext:value-type="float">
            <text:p>0,36</text:p>
          </table:table-cell>
          <table:table-cell office:value-type="float" office:value="40.64" calcext:value-type="float">
            <text:p>40,64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8.4" calcext:value-type="float">
            <text:p>18,4</text:p>
          </table:table-cell>
          <table:table-cell office:value-type="float" office:value="6745.2" calcext:value-type="float">
            <text:p>6745,2</text:p>
          </table:table-cell>
          <table:table-cell office:value-type="float" office:value="1.44" calcext:value-type="float">
            <text:p>1,44</text:p>
          </table:table-cell>
          <table:table-cell office:value-type="float" office:value="338.51" calcext:value-type="float">
            <text:p>338,51</text:p>
          </table:table-cell>
          <table:table-cell table:number-columns-repeated="1017"/>
        </table:table-row>
        <table:table-row table:style-name="ro5">
          <table:table-cell/>
          <table:table-cell table:style-name="ce13"/>
          <table:table-cell office:value-type="float" office:value="3000" calcext:value-type="float">
            <text:p>3000</text:p>
          </table:table-cell>
          <table:table-cell table:style-name="ce25" office:value-type="float" office:value="0.57" calcext:value-type="float">
            <text:p>0,57</text:p>
          </table:table-cell>
          <table:table-cell table:style-name="ce23" office:value-type="float" office:value="5403.68" calcext:value-type="float">
            <text:p>5403,68</text:p>
          </table:table-cell>
          <table:table-cell table:style-name="ce25" office:value-type="float" office:value="3.23" calcext:value-type="float">
            <text:p>3,23</text:p>
          </table:table-cell>
          <table:table-cell table:style-name="ce2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3"/>
        </table:table-row>
        <table:table-row table:style-name="ro5">
          <table:table-cell/>
          <table:table-cell table:style-name="ce13"/>
          <table:table-cell table:number-columns-repeated="5"/>
          <table:table-cell table:style-name="ce13" table:number-columns-repeated="4"/>
          <table:table-cell table:number-columns-repeated="1013"/>
        </table:table-row>
        <table:table-row table:style-name="ro5">
          <table:table-cell/>
          <table:table-cell table:style-name="ce13"/>
          <table:table-cell table:number-columns-repeated="5"/>
          <table:table-cell table:style-name="ce13" table:number-columns-repeated="4"/>
          <table:table-cell table:style-name="ce41" office:value-type="string" calcext:value-type="string">
            <text:p>AI &gt; Tucker</text:p>
          </table:table-cell>
          <table:table-cell table:number-columns-repeated="1012"/>
        </table:table-row>
        <table:table-row table:style-name="ro2">
          <table:table-cell/>
          <table:table-cell table:style-name="ce13"/>
          <table:table-cell table:style-name="ce18" table:number-columns-repeated="4"/>
          <table:table-cell table:style-name="ce13" table:number-columns-repeated="5"/>
          <table:table-cell table:style-name="ce40" office:value-type="string" calcext:value-type="string" table:number-columns-spanned="1" table:number-rows-spanned="3">
            <text:p>Tucker : Pas de bonne approx avec moins de 3000 calculs de f. Pas interessant d’aller plus loin en nb de calculs car le coû en temps est très elevé</text:p>
          </table:table-cell>
          <table:table-cell table:number-columns-repeated="1012"/>
        </table:table-row>
        <table:table-row table:style-name="ro2">
          <table:table-cell/>
          <table:table-cell table:style-name="ce13"/>
          <table:table-cell table:style-name="ce18" table:number-columns-repeated="4"/>
          <table:table-cell table:style-name="ce13" table:number-columns-repeated="5"/>
          <table:covered-table-cell/>
          <table:table-cell table:number-columns-repeated="1012"/>
        </table:table-row>
        <table:table-row table:style-name="ro5">
          <table:table-cell/>
          <table:table-cell table:style-name="ce13" table:number-columns-repeated="10"/>
          <table:covered-table-cell/>
          <table:table-cell table:number-columns-repeated="1012"/>
        </table:table-row>
        <table:table-row table:style-name="ro5">
          <table:table-cell/>
          <table:table-cell table:style-name="ce13" table:number-columns-repeated="10"/>
          <table:table-cell table:style-name="ce42" office:value-type="string" calcext:value-type="string" table:number-columns-spanned="1" table:number-rows-spanned="3">
            <text:p>AI: bonne approx a partir de 3000 calculs de f pour un temps de calcul de 3,23s</text:p>
          </table:table-cell>
          <table:table-cell table:number-columns-repeated="1012"/>
        </table:table-row>
        <table:table-row table:style-name="ro5">
          <table:table-cell/>
          <table:table-cell table:style-name="ce13" table:number-columns-repeated="10"/>
          <table:covered-table-cell/>
          <table:table-cell table:number-columns-repeated="1012"/>
        </table:table-row>
        <table:table-row table:style-name="ro5">
          <table:table-cell/>
          <table:table-cell table:style-name="ce13" table:number-columns-repeated="10"/>
          <table:covered-table-cell/>
          <table:table-cell table:number-columns-repeated="1012"/>
        </table:table-row>
        <table:table-row table:style-name="ro2" table:number-rows-repeated="4">
          <table:table-cell/>
          <table:table-cell table:style-name="ce13" table:number-columns-repeated="3"/>
          <table:table-cell table:style-name="ce18" table:number-columns-repeated="4"/>
          <table:table-cell table:style-name="ce13" table:number-columns-repeated="3"/>
          <table:table-cell table:number-columns-repeated="1013"/>
        </table:table-row>
        <table:table-row table:style-name="ro5" table:number-rows-repeated="3">
          <table:table-cell/>
          <table:table-cell table:style-name="ce13" table:number-columns-repeated="10"/>
          <table:table-cell table:number-columns-repeated="101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>
          <table:table-cell table:number-columns-repeated="4"/>
          <table:table-cell table:style-name="ce27" office:value-type="string" calcext:value-type="string" table:number-columns-spanned="4" table:number-rows-spanned="2">
            <text:p>Conclusion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/>
          <table:table-cell table:number-columns-repeated="1016"/>
        </table:table-row>
        <table:table-row table:style-name="ro5">
          <table:table-cell table:number-columns-repeated="4"/>
          <table:table-cell table:style-name="ce28" office:value-type="string" calcext:value-type="string" table:number-columns-spanned="4" table:number-rows-spanned="3">
            <text:p>Pour les fonctions polynomiales Ai est toujours meilleurs que Tucker en terme de temps et de nb de calculs</text:p>
          </table:table-cell>
          <table:covered-table-cell table:number-columns-repeated="3" table:style-name="ce29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 table:style-name="ce29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 table:style-name="ce29"/>
          <table:table-cell table:number-columns-repeated="1016"/>
        </table:table-row>
        <table:table-row table:style-name="ro5">
          <table:table-cell table:number-columns-repeated="4"/>
          <table:table-cell table:style-name="ce30" office:value-type="string" calcext:value-type="string" table:number-columns-spanned="4" table:number-rows-spanned="3">
            <text:p>F₂ : (si d=2, 3) les 2 algos sont equivalent en terme de precision mais ai est plus rapide. (si d&gt;3) converge tres lentement et demande un grand nombre de calculs de f (&gt;15000)</text:p>
          </table:table-cell>
          <table:covered-table-cell table:number-columns-repeated="3" table:style-name="ce29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 table:style-name="ce29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 table:style-name="ce29"/>
          <table:table-cell table:number-columns-repeated="1016"/>
        </table:table-row>
        <table:table-row table:style-name="ro5">
          <table:table-cell table:number-columns-repeated="4"/>
          <table:table-cell table:style-name="ce30" office:value-type="string" calcext:value-type="string" table:number-columns-spanned="4" table:number-rows-spanned="3">
            <text:p>F₃ : Pas de convergence avec tucker (couteuse en nb de calcul et en temps). Avec AI, on a convergence relativement rapide mais demande un grand nombre d’evaluations (&gt;3000 en 3D)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/>
          <table:table-cell table:number-columns-repeated="1016"/>
        </table:table-row>
        <table:table-row table:style-name="ro5">
          <table:table-cell table:number-columns-repeated="4"/>
          <table:table-cell table:style-name="ce30" office:value-type="string" calcext:value-type="string" table:number-columns-spanned="4" table:number-rows-spanned="3">
            <text:p>F₄ : (si d=2, 3) les 2 algos sont equivalent en terme de precision mais ai est plus rapide. (si d&gt;3) AI demande un tres grand nombre d’evaluations par <text:s/>rapport a tucker mais le temps de calcul reste relativement proche de celui obenu avec Tucker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2:47:16.851862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6:11:53.540261756</meta:creation-date>
    <meta:editing-duration>PT1H38M6S</meta:editing-duration>
    <meta:editing-cycles>12</meta:editing-cycles>
    <meta:generator>LibreOffice/5.1.6.2$Linux_X86_64 LibreOffice_project/10m0$Build-2</meta:generator>
    <dc:date>2017-08-16T15:46:35.896289057</dc:date>
    <meta:document-statistic meta:table-count="1" meta:cell-count="465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36cm" svg:height="8.297cm" xlink:href=".." xlink:type="simple" chart:class="chart:line" chart:style-name="ch1">
        <chart:title svg:x="1.437cm" svg:y="0.301cm" chart:style-name="ch2">
          <text:p>Approximation of polynomial function of degree 7 in 5D</text:p>
        </chart:title>
        <chart:legend chart:legend-position="end" svg:x="11.539cm" svg:y="3.6cm" style:legend-expansion="high" chart:style-name="ch3"/>
        <chart:plot-area chart:style-name="ch4" table:cell-range-address="Sheet1.C68:Sheet1.E81" chart:data-source-has-labels="both" svg:x="1.052cm" svg:y="1.273cm" svg:width="10.641cm" svg:height="6.114cm">
          <chartooo:coordinate-region svg:x="2.414cm" svg:y="1.472cm" svg:width="8.999cm" svg:height="5.268cm"/>
          <chart:axis chart:dimension="x" chart:name="primary-x" chart:style-name="ch5" chartooo:axis-type="auto">
            <chartooo:date-scale/>
            <chart:title svg:x="4.714cm" svg:y="7.552cm" chart:style-name="ch6">
              <text:p>Nb of Evaluation Point</text:p>
            </chart:title>
            <chart:categories table:cell-range-address="Sheet1.C68:Sheet1.C81"/>
          </chart:axis>
          <chart:axis chart:dimension="y" chart:name="primary-y" chart:style-name="ch5">
            <chart:title svg:x="0.216cm" svg:y="5.379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68:Sheet1.D81" loext:label-string="ai" chart:class="chart:line">
            <chart:data-point chart:repeated="14"/>
          </chart:series>
          <chart:series chart:style-name="ch10" chart:values-cell-range-address="Sheet1.E68:Sheet1.E81" loext:label-string="tucker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68:Sheet1.C81</svg:desc>
                </draw:g>
              </table:table-cell>
              <table:table-cell office:value-type="float" office:value="114677">
                <text:p>114677</text:p>
                <draw:g>
                  <svg:desc>Sheet1.D68:Sheet1.D81</svg:desc>
                </draw:g>
              </table:table-cell>
              <table:table-cell office:value-type="float" office:value="NaN">
                <text:p>NaN</text:p>
                <draw:g>
                  <svg:desc>Sheet1.E68:Sheet1.E8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76">
                <text:p>80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915">
                <text:p>1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24.07">
                <text:p>524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0000027">
                <text:p>0.0000000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00099">
                <text:p>0.00000000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0000018">
                <text:p>0.00000000018</text:p>
              </table:table-cell>
              <table:table-cell office:value-type="float" office:value="56073.4">
                <text:p>56073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0000015">
                <text:p>0.00000000015</text:p>
              </table:table-cell>
              <table:table-cell office:value-type="float" office:value="26218.2">
                <text:p>26218.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0000034">
                <text:p>0.00000000034</text:p>
              </table:table-cell>
              <table:table-cell office:value-type="float" office:value="5552.11">
                <text:p>5552.1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0000013">
                <text:p>0.00000000013</text:p>
              </table:table-cell>
              <table:table-cell office:value-type="float" office:value="1163.8">
                <text:p>1163.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0000028">
                <text:p>0.00000000028</text:p>
              </table:table-cell>
              <table:table-cell office:value-type="float" office:value="167.32">
                <text:p>167.3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000000014">
                <text:p>0.00000000014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000000174">
                <text:p>0.000000000174</text:p>
              </table:table-cell>
              <table:table-cell office:value-type="float" office:value="0.00000000012">
                <text:p>0.0000000001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0000000187">
                <text:p>0.000000000187</text:p>
              </table:table-cell>
              <table:table-cell office:value-type="float" office:value="0.00000000036">
                <text:p>0.000000000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142cm" svg:height="9.01cm" xlink:href=".." xlink:type="simple" chart:class="chart:line" chart:style-name="ch1">
        <chart:title svg:x="4.302cm" svg:y="0.316cm" chart:style-name="ch2">
          <text:p>Approximation of F_4 in 2D</text:p>
        </chart:title>
        <chart:legend chart:legend-position="end" svg:x="11.845cm" svg:y="3.957cm" style:legend-expansion="high" chart:style-name="ch3"/>
        <chart:plot-area chart:style-name="ch4" table:cell-range-address="Sheet1.C214:Sheet1.C221 Sheet1.F214:Sheet1.G221" chart:data-source-has-labels="both" svg:x="1.293cm" svg:y="1.275cm" svg:width="10.27cm" svg:height="6.574cm">
          <chartooo:coordinate-region svg:x="2.02cm" svg:y="1.474cm" svg:width="9.263cm" svg:height="5.728cm"/>
          <chart:axis chart:dimension="x" chart:name="primary-x" chart:style-name="ch5" chartooo:axis-type="auto">
            <chartooo:date-scale/>
            <chart:title svg:x="4.77cm" svg:y="8.029cm" chart:style-name="ch6">
              <text:p>Nb of Evaluation Point</text:p>
            </chart:title>
            <chart:categories table:cell-range-address="Sheet1.C214:Sheet1.C221"/>
          </chart:axis>
          <chart:axis chart:dimension="y" chart:name="primary-y" chart:style-name="ch5">
            <chart:title svg:x="0.451cm" svg:y="5.347cm" chart:style-name="ch7">
              <text:p>Exec Time</text:p>
            </chart:title>
            <chart:grid chart:style-name="ch8" chart:class="major"/>
          </chart:axis>
          <chart:series chart:style-name="ch9" chart:values-cell-range-address="Sheet1.F214:Sheet1.F221" loext:label-string="ai" chart:class="chart:line">
            <chart:data-point chart:repeated="8"/>
          </chart:series>
          <chart:series chart:style-name="ch10" chart:values-cell-range-address="Sheet1.G214:Sheet1.G221" loext:label-string="tucker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214:Sheet1.C221</svg:desc>
                </draw:g>
              </table:table-cell>
              <table:table-cell office:value-type="float" office:value="0.000038">
                <text:p>0.000038</text:p>
                <draw:g>
                  <svg:desc>Sheet1.F214:Sheet1.F221</svg:desc>
                </draw:g>
              </table:table-cell>
              <table:table-cell office:value-type="float" office:value="0.003">
                <text:p>0.003</text:p>
                <draw:g>
                  <svg:desc>Sheet1.G214:Sheet1.G22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76">
                <text:p>0.00007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2">
                <text:p>0.000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1">
                <text:p>0.000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3">
                <text:p>0.00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">
                <text:p>0.0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2">
                <text:p>0.00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3">
                <text:p>0.003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78cm" svg:height="9.031cm" xlink:href=".." xlink:type="simple" chart:class="chart:line" chart:style-name="ch1">
        <chart:title svg:x="3.97cm" svg:y="0.316cm" chart:style-name="ch2">
          <text:p>Approximation of F_3 in 2D</text:p>
        </chart:title>
        <chart:legend chart:legend-position="end" svg:x="11.181cm" svg:y="3.967cm" style:legend-expansion="high" chart:style-name="ch3"/>
        <chart:plot-area chart:style-name="ch4" table:cell-range-address="Sheet1.C246:Sheet1.E250" chart:data-source-has-labels="both" svg:x="1.28cm" svg:y="1.275cm" svg:width="9.632cm" svg:height="6.595cm">
          <chartooo:coordinate-region svg:x="2.272cm" svg:y="1.475cm" svg:width="8.268cm" svg:height="5.748cm"/>
          <chart:axis chart:dimension="x" chart:name="primary-x" chart:style-name="ch5" chartooo:axis-type="auto">
            <chartooo:date-scale/>
            <chart:title svg:x="4.398cm" svg:y="8.05cm" chart:style-name="ch6">
              <text:p>Nb of Evaluation Point </text:p>
            </chart:title>
            <chart:categories table:cell-range-address="Sheet1.C246:Sheet1.C250"/>
          </chart:axis>
          <chart:axis chart:dimension="y" chart:name="primary-y" chart:style-name="ch5">
            <chart:title svg:x="0.451cm" svg:y="5.621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246:Sheet1.D250" loext:label-string="ai" chart:class="chart:line">
            <chart:data-point chart:repeated="5"/>
          </chart:series>
          <chart:series chart:style-name="ch10" chart:values-cell-range-address="Sheet1.E246:Sheet1.E250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.C246:Sheet1.C250</svg:desc>
                </draw:g>
              </table:table-cell>
              <table:table-cell office:value-type="float" office:value="2406.2">
                <text:p>2406.2</text:p>
                <draw:g>
                  <svg:desc>Sheet1.D246:Sheet1.D250</svg:desc>
                </draw:g>
              </table:table-cell>
              <table:table-cell office:value-type="float" office:value="7346.2">
                <text:p>7346.2</text:p>
                <draw:g>
                  <svg:desc>Sheet1.E246:Sheet1.E250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31.4">
                <text:p>531.4</text:p>
              </table:table-cell>
              <table:table-cell office:value-type="float" office:value="7544.49">
                <text:p>7544.4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7.7">
                <text:p>87.7</text:p>
              </table:table-cell>
              <table:table-cell office:value-type="float" office:value="7260.18">
                <text:p>7260.1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.4">
                <text:p>18.4</text:p>
              </table:table-cell>
              <table:table-cell office:value-type="float" office:value="6745.2">
                <text:p>6745.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57">
                <text:p>0.57</text:p>
              </table:table-cell>
              <table:table-cell office:value-type="float" office:value="5403.68">
                <text:p>5403.6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36cm" svg:height="8.786cm" xlink:href=".." xlink:type="simple" chart:class="chart:line" chart:style-name="ch1">
        <chart:title svg:x="4.149cm" svg:y="0.311cm" chart:style-name="ch2">
          <text:p>Approximation of F_3 in 2D</text:p>
        </chart:title>
        <chart:legend chart:legend-position="end" svg:x="11.539cm" svg:y="3.845cm" style:legend-expansion="high" chart:style-name="ch3"/>
        <chart:plot-area chart:style-name="ch4" table:cell-range-address="Sheet1.C246:Sheet1.C250 Sheet1.F246:Sheet1.G250" chart:data-source-has-labels="both" svg:x="1.287cm" svg:y="1.265cm" svg:width="9.976cm" svg:height="6.365cm">
          <chartooo:coordinate-region svg:x="2.094cm" svg:y="1.464cm" svg:width="8.612cm" svg:height="5.519cm"/>
          <chart:axis chart:dimension="x" chart:name="primary-x" chart:style-name="ch5" chartooo:axis-type="auto">
            <chartooo:date-scale/>
            <chart:title svg:x="4.577cm" svg:y="7.805cm" chart:style-name="ch6">
              <text:p>Nb of Evaluation Point </text:p>
            </chart:title>
            <chart:categories table:cell-range-address="Sheet1.C246:Sheet1.C250"/>
          </chart:axis>
          <chart:axis chart:dimension="y" chart:name="primary-y" chart:style-name="ch5">
            <chart:title svg:x="0.451cm" svg:y="5.232cm" chart:style-name="ch7">
              <text:p>Exec Time</text:p>
            </chart:title>
            <chart:grid chart:style-name="ch8" chart:class="major"/>
          </chart:axis>
          <chart:series chart:style-name="ch9" chart:values-cell-range-address="Sheet1.F246:Sheet1.F250" loext:label-string="ai" chart:class="chart:line">
            <chart:data-point chart:repeated="5"/>
          </chart:series>
          <chart:series chart:style-name="ch10" chart:values-cell-range-address="Sheet1.G246:Sheet1.G250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.C246:Sheet1.C250</svg:desc>
                </draw:g>
              </table:table-cell>
              <table:table-cell office:value-type="float" office:value="0.01">
                <text:p>0.01</text:p>
                <draw:g>
                  <svg:desc>Sheet1.F246:Sheet1.F250</svg:desc>
                </draw:g>
              </table:table-cell>
              <table:table-cell office:value-type="float" office:value="0.53">
                <text:p>0.53</text:p>
                <draw:g>
                  <svg:desc>Sheet1.G246:Sheet1.G250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3">
                <text:p>0.1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6">
                <text:p>0.36</text:p>
              </table:table-cell>
              <table:table-cell office:value-type="float" office:value="40.64">
                <text:p>40.6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44">
                <text:p>1.44</text:p>
              </table:table-cell>
              <table:table-cell office:value-type="float" office:value="338.51">
                <text:p>338.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.23">
                <text:p>3.23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44cm" svg:height="8.188cm" xlink:href=".." xlink:type="simple" chart:class="chart:line" chart:style-name="ch1">
        <chart:title svg:x="1.491cm" svg:y="0.299cm" chart:style-name="ch2">
          <text:p>Approximation of polynomial function of degree 7 in 5D</text:p>
        </chart:title>
        <chart:legend chart:legend-position="end" svg:x="11.647cm" svg:y="3.546cm" style:legend-expansion="high" chart:style-name="ch3"/>
        <chart:plot-area chart:style-name="ch4" table:cell-range-address="Sheet1.C68:Sheet1.C81 Sheet1.F68:Sheet1.G81" chart:data-source-has-labels="both" svg:x="1.042cm" svg:y="1.117cm" svg:width="10.656cm" svg:height="6.047cm">
          <chartooo:coordinate-region svg:x="1.954cm" svg:y="1.316cm" svg:width="9.464cm" svg:height="5.201cm"/>
          <chart:axis chart:dimension="x" chart:name="primary-x" chart:style-name="ch5" chartooo:axis-type="auto">
            <chartooo:date-scale/>
            <chart:title svg:x="4.712cm" svg:y="7.327cm" chart:style-name="ch6">
              <text:p>Nb of Evaluation Point</text:p>
            </chart:title>
            <chart:categories table:cell-range-address="Sheet1.C68:Sheet1.C81"/>
          </chart:axis>
          <chart:axis chart:dimension="y" chart:name="primary-y" chart:style-name="ch5">
            <chart:title svg:x="0.204cm" svg:y="4.925cm" chart:style-name="ch7">
              <text:p>Exec Time</text:p>
            </chart:title>
            <chart:grid chart:style-name="ch8" chart:class="major"/>
          </chart:axis>
          <chart:series chart:style-name="ch9" chart:values-cell-range-address="Sheet1.F68:Sheet1.F81" loext:label-string="ai" chart:class="chart:line">
            <chart:data-point chart:repeated="14"/>
          </chart:series>
          <chart:series chart:style-name="ch10" chart:values-cell-range-address="Sheet1.G68:Sheet1.G81" loext:label-string="tucker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68:Sheet1.C81</svg:desc>
                </draw:g>
              </table:table-cell>
              <table:table-cell office:value-type="float" office:value="0.000074">
                <text:p>0.000074</text:p>
                <draw:g>
                  <svg:desc>Sheet1.F68:Sheet1.F81</svg:desc>
                </draw:g>
              </table:table-cell>
              <table:table-cell office:value-type="float" office:value="NaN">
                <text:p>NaN</text:p>
                <draw:g>
                  <svg:desc>Sheet1.G68:Sheet1.G8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4">
                <text:p>0.0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">
                <text:p>0.0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3">
                <text:p>0.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31">
                <text:p>0.03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38">
                <text:p>0.03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4">
                <text:p>0.0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5">
                <text:p>0.0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9">
                <text:p>0.09</text:p>
              </table:table-cell>
              <table:table-cell office:value-type="float" office:value="0.32">
                <text:p>0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57cm" svg:height="8.949cm" xlink:href=".." xlink:type="simple" chart:class="chart:line" chart:style-name="ch1">
        <chart:title svg:x="3.709cm" svg:y="0.314cm" chart:style-name="ch2">
          <text:p>Approximation of F_2 in 5D</text:p>
        </chart:title>
        <chart:legend chart:legend-position="end" svg:x="10.66cm" svg:y="3.926cm" style:legend-expansion="high" chart:style-name="ch3"/>
        <chart:plot-area chart:style-name="ch4" table:cell-range-address="Sheet1.C103:Sheet1.C107 Sheet1.F103:Sheet1.G107" chart:data-source-has-labels="both" svg:x="1.27cm" svg:y="1.271cm" svg:width="9.131cm" svg:height="6.519cm">
          <chartooo:coordinate-region svg:x="1.891cm" svg:y="1.47cm" svg:width="7.859cm" svg:height="5.673cm"/>
          <chart:axis chart:dimension="x" chart:name="primary-x" chart:style-name="ch5" chartooo:axis-type="auto">
            <chartooo:date-scale/>
            <chart:title svg:x="3.807cm" svg:y="7.968cm" chart:style-name="ch6">
              <text:p>Number of Evaluation Point</text:p>
            </chart:title>
            <chart:categories table:cell-range-address="Sheet1.C103:Sheet1.C107"/>
          </chart:axis>
          <chart:axis chart:dimension="y" chart:name="primary-y" chart:style-name="ch5">
            <chart:title svg:x="0.451cm" svg:y="5.315cm" chart:style-name="ch7">
              <text:p>Exec Time</text:p>
            </chart:title>
            <chart:grid chart:style-name="ch8" chart:class="major"/>
          </chart:axis>
          <chart:series chart:style-name="ch9" chart:values-cell-range-address="Sheet1.F103:Sheet1.F107" loext:label-string="ai" chart:class="chart:line">
            <chart:data-point chart:repeated="5"/>
          </chart:series>
          <chart:series chart:style-name="ch10" chart:values-cell-range-address="Sheet1.G103:Sheet1.G107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Sheet1.C103:Sheet1.C107</svg:desc>
                </draw:g>
              </table:table-cell>
              <table:table-cell office:value-type="float" office:value="3.03">
                <text:p>3.03</text:p>
                <draw:g>
                  <svg:desc>Sheet1.F103:Sheet1.F107</svg:desc>
                </draw:g>
              </table:table-cell>
              <table:table-cell office:value-type="float" office:value="0.05">
                <text:p>0.05</text:p>
                <draw:g>
                  <svg:desc>Sheet1.G103:Sheet1.G107</svg:desc>
                </draw:g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2.5">
                <text:p>12.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5.8">
                <text:p>35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84.16">
                <text:p>84.16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37.56">
                <text:p>137.56</text:p>
              </table:table-cell>
              <table:table-cell office:value-type="float" office:value="7.61">
                <text:p>7.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63cm" svg:height="8.958cm" xlink:href=".." xlink:type="simple" chart:class="chart:line" chart:style-name="ch1">
        <chart:title svg:x="4.265cm" svg:y="0.315cm" chart:style-name="ch2">
          <text:p>Approxmation of F_2 in 5D</text:p>
        </chart:title>
        <chart:legend chart:legend-position="end" svg:x="11.666cm" svg:y="3.931cm" style:legend-expansion="high" chart:style-name="ch3"/>
        <chart:plot-area chart:style-name="ch4" table:cell-range-address="Sheet1.C103:Sheet1.E107" chart:data-source-has-labels="both" svg:x="1.29cm" svg:y="1.273cm" svg:width="10.097cm" svg:height="6.525cm">
          <chartooo:coordinate-region svg:x="2.097cm" svg:y="1.473cm" svg:width="8.64cm" svg:height="5.678cm"/>
          <chart:axis chart:dimension="x" chart:name="primary-x" chart:style-name="ch5" chartooo:axis-type="auto">
            <chartooo:date-scale/>
            <chart:title svg:x="4.31cm" svg:y="7.977cm" chart:style-name="ch6">
              <text:p>Number of Evaluation Point</text:p>
            </chart:title>
            <chart:categories table:cell-range-address="Sheet1.C103:Sheet1.C107"/>
          </chart:axis>
          <chart:axis chart:dimension="y" chart:name="primary-y" chart:style-name="ch5">
            <chart:title svg:x="0.451cm" svg:y="5.584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103:Sheet1.D107" loext:label-string="ai" chart:class="chart:line">
            <chart:data-point chart:repeated="5"/>
          </chart:series>
          <chart:series chart:style-name="ch10" chart:values-cell-range-address="Sheet1.E103:Sheet1.E107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Sheet1.C103:Sheet1.C107</svg:desc>
                </draw:g>
              </table:table-cell>
              <table:table-cell office:value-type="float" office:value="NaN">
                <text:p>NaN</text:p>
                <draw:g>
                  <svg:desc>Sheet1.D103:Sheet1.D107</svg:desc>
                </draw:g>
              </table:table-cell>
              <table:table-cell office:value-type="float" office:value="1023.2">
                <text:p>1023.2</text:p>
                <draw:g>
                  <svg:desc>Sheet1.E103:Sheet1.E107</svg:desc>
                </draw:g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  <table:table-cell office:value-type="float" office:value="328.38">
                <text:p>328.38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NaN">
                <text:p>NaN</text:p>
              </table:table-cell>
              <table:table-cell office:value-type="float" office:value="123.2">
                <text:p>123.2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832.65">
                <text:p>832.65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48cm" svg:height="9.058cm" xlink:href=".." xlink:type="simple" chart:class="chart:line" chart:style-name="ch1">
        <chart:title svg:x="3.805cm" svg:y="0.317cm" chart:style-name="ch2">
          <text:p>Approximation of F_2 in 3D</text:p>
        </chart:title>
        <chart:legend chart:legend-position="end" svg:x="10.851cm" svg:y="3.981cm" style:legend-expansion="high" chart:style-name="ch3"/>
        <chart:plot-area chart:style-name="ch4" table:cell-range-address="Sheet1.C137:Sheet1.C141 Sheet1.F137:Sheet1.G141" chart:data-source-has-labels="both" svg:x="1.273cm" svg:y="1.277cm" svg:width="9.316cm" svg:height="6.619cm">
          <chartooo:coordinate-region svg:x="1.894cm" svg:y="1.476cm" svg:width="8.137cm" svg:height="5.773cm"/>
          <chart:axis chart:dimension="x" chart:name="primary-x" chart:style-name="ch5" chartooo:axis-type="auto">
            <chartooo:date-scale/>
            <chart:title svg:x="4.273cm" svg:y="8.077cm" chart:style-name="ch6">
              <text:p>Nb of Evaluation Point</text:p>
            </chart:title>
            <chart:categories table:cell-range-address="Sheet1.C137:Sheet1.C141"/>
          </chart:axis>
          <chart:axis chart:dimension="y" chart:name="primary-y" chart:style-name="ch5">
            <chart:title svg:x="0.451cm" svg:y="5.371cm" chart:style-name="ch7">
              <text:p>Exec Time</text:p>
            </chart:title>
            <chart:grid chart:style-name="ch8" chart:class="major"/>
          </chart:axis>
          <chart:series chart:style-name="ch9" chart:values-cell-range-address="Sheet1.F137:Sheet1.F141" loext:label-string="ai" chart:class="chart:line">
            <chart:data-point chart:repeated="5"/>
          </chart:series>
          <chart:series chart:style-name="ch10" chart:values-cell-range-address="Sheet1.G137:Sheet1.G141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C137:Sheet1.C141</svg:desc>
                </draw:g>
              </table:table-cell>
              <table:table-cell office:value-type="float" office:value="0.16">
                <text:p>0.16</text:p>
                <draw:g>
                  <svg:desc>Sheet1.F137:Sheet1.F141</svg:desc>
                </draw:g>
              </table:table-cell>
              <table:table-cell office:value-type="float" office:value="0.03">
                <text:p>0.03</text:p>
                <draw:g>
                  <svg:desc>Sheet1.G137:Sheet1.G14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1">
                <text:p>0.5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04">
                <text:p>2.04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7.2">
                <text:p>7.2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.19">
                <text:p>13.19</text:p>
              </table:table-cell>
              <table:table-cell office:value-type="float" office:value="154.05">
                <text:p>154.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66cm" svg:height="8.877cm" xlink:href=".." xlink:type="simple" chart:class="chart:line" chart:style-name="ch1">
        <chart:title svg:x="3.814cm" svg:y="0.313cm" chart:style-name="ch2">
          <text:p>Approximation of F_4 in 5D</text:p>
        </chart:title>
        <chart:legend chart:legend-position="end" svg:x="10.869cm" svg:y="3.89cm" style:legend-expansion="high" chart:style-name="ch3"/>
        <chart:plot-area chart:style-name="ch4" table:cell-range-address="Sheet1.C171:Sheet1.E176" chart:data-source-has-labels="both" svg:x="1.274cm" svg:y="1.269cm" svg:width="9.332cm" svg:height="6.45cm">
          <chartooo:coordinate-region svg:x="2.451cm" svg:y="1.468cm" svg:width="7.783cm" svg:height="5.604cm"/>
          <chart:axis chart:dimension="x" chart:name="primary-x" chart:style-name="ch5" chartooo:axis-type="auto">
            <chartooo:date-scale/>
            <chart:title svg:x="4.282cm" svg:y="7.896cm" chart:style-name="ch6">
              <text:p>Nb of Evaluation Point</text:p>
            </chart:title>
            <chart:categories table:cell-range-address="Sheet1.C171:Sheet1.C176"/>
          </chart:axis>
          <chart:axis chart:dimension="y" chart:name="primary-y" chart:style-name="ch5">
            <chart:title svg:x="0.451cm" svg:y="5.543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171:Sheet1.D176" loext:label-string="ai" chart:class="chart:line">
            <chart:data-point chart:repeated="6"/>
          </chart:series>
          <chart:series chart:style-name="ch10" chart:values-cell-range-address="Sheet1.E171:Sheet1.E176" loext:label-string="tucker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Sheet1.C171:Sheet1.C176</svg:desc>
                </draw:g>
              </table:table-cell>
              <table:table-cell office:value-type="float" office:value="66413.5">
                <text:p>66413.5</text:p>
                <draw:g>
                  <svg:desc>Sheet1.D171:Sheet1.D176</svg:desc>
                </draw:g>
              </table:table-cell>
              <table:table-cell office:value-type="float" office:value="3270.92">
                <text:p>3270.92</text:p>
                <draw:g>
                  <svg:desc>Sheet1.E171:Sheet1.E176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804.9">
                <text:p>14804.9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869.4">
                <text:p>2869.4</text:p>
              </table:table-cell>
              <table:table-cell office:value-type="float" office:value="0.00000000954">
                <text:p>0.0000000095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13.22">
                <text:p>513.22</text:p>
              </table:table-cell>
              <table:table-cell office:value-type="float" office:value="0.00000000324">
                <text:p>0.0000000032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0.09">
                <text:p>50.09</text:p>
              </table:table-cell>
              <table:table-cell office:value-type="float" office:value="0.00000000012">
                <text:p>0.0000000001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.34">
                <text:p>6.34</text:p>
              </table:table-cell>
              <table:table-cell office:value-type="float" office:value="0.00000000024">
                <text:p>0.000000000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6cm" svg:height="8.919cm" xlink:href=".." xlink:type="simple" chart:class="chart:line" chart:style-name="ch1">
        <chart:title svg:x="3.921cm" svg:y="0.339cm" chart:style-name="ch2">
          <text:p>Approximation of F_2 in 3D</text:p>
        </chart:title>
        <chart:legend chart:legend-position="end" svg:x="11.363cm" svg:y="3.911cm" style:legend-expansion="high" chart:style-name="ch3"/>
        <chart:plot-area chart:style-name="ch4" table:cell-range-address="Sheet1.C137:Sheet1.E141" chart:data-source-has-labels="both" svg:x="1.284cm" svg:y="1.271cm" svg:width="9.806cm" svg:height="6.489cm">
          <chartooo:coordinate-region svg:x="2.091cm" svg:y="1.47cm" svg:width="8.442cm" svg:height="5.643cm"/>
          <chart:axis chart:dimension="x" chart:name="primary-x" chart:style-name="ch5" chartooo:axis-type="auto">
            <chartooo:date-scale/>
            <chart:title svg:x="4.529cm" svg:y="7.938cm" chart:style-name="ch6">
              <text:p>Nb of Evaluation Point</text:p>
            </chart:title>
            <chart:categories table:cell-range-address="Sheet1.C137:Sheet1.C141"/>
          </chart:axis>
          <chart:axis chart:dimension="y" chart:name="primary-y" chart:style-name="ch5">
            <chart:title svg:x="0.451cm" svg:y="5.564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137:Sheet1.D141" loext:label-string="ai" chart:class="chart:line">
            <chart:data-point chart:repeated="5"/>
          </chart:series>
          <chart:series chart:style-name="ch10" chart:values-cell-range-address="Sheet1.E137:Sheet1.E141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C137:Sheet1.C141</svg:desc>
                </draw:g>
              </table:table-cell>
              <table:table-cell office:value-type="float" office:value="1512.49">
                <text:p>1512.49</text:p>
                <draw:g>
                  <svg:desc>Sheet1.D137:Sheet1.D141</svg:desc>
                </draw:g>
              </table:table-cell>
              <table:table-cell office:value-type="float" office:value="1677.8">
                <text:p>1677.8</text:p>
                <draw:g>
                  <svg:desc>Sheet1.E137:Sheet1.E14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87.62">
                <text:p>387.62</text:p>
              </table:table-cell>
              <table:table-cell office:value-type="float" office:value="330.07">
                <text:p>330.0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3.9">
                <text:p>73.9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0.05">
                <text:p>20.0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.66">
                <text:p>3.66</text:p>
              </table:table-cell>
              <table:table-cell office:value-type="float" office:value="16.8">
                <text:p>16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164cm" svg:height="9.004cm" xlink:href=".." xlink:type="simple" chart:class="chart:line" chart:style-name="ch1">
        <chart:title svg:x="4.192cm" svg:y="0.346cm" chart:style-name="ch2">
          <text:p>Approximation of F_4 in 5D</text:p>
        </chart:title>
        <chart:legend chart:legend-position="end" svg:x="11.867cm" svg:y="3.954cm" style:legend-expansion="high" chart:style-name="ch3"/>
        <chart:plot-area chart:style-name="ch4" table:cell-range-address="Sheet1.C171:Sheet1.C176 Sheet1.F171:Sheet1.G176" chart:data-source-has-labels="both" svg:x="1.294cm" svg:y="1.275cm" svg:width="10.29cm" svg:height="6.568cm">
          <chartooo:coordinate-region svg:x="1.915cm" svg:y="1.474cm" svg:width="9.297cm" svg:height="5.722cm"/>
          <chart:axis chart:dimension="x" chart:name="primary-x" chart:style-name="ch5" chartooo:axis-type="auto">
            <chartooo:date-scale/>
            <chart:title svg:x="4.781cm" svg:y="8.023cm" chart:style-name="ch6">
              <text:p>Nb of Evaluation Point</text:p>
            </chart:title>
            <chart:categories table:cell-range-address="Sheet1.C171:Sheet1.C176"/>
          </chart:axis>
          <chart:axis chart:dimension="y" chart:name="primary-y" chart:style-name="ch5">
            <chart:title svg:x="0.451cm" svg:y="5.344cm" chart:style-name="ch7">
              <text:p>Exec Time</text:p>
            </chart:title>
            <chart:grid chart:style-name="ch8" chart:class="major"/>
          </chart:axis>
          <chart:series chart:style-name="ch9" chart:values-cell-range-address="Sheet1.F171:Sheet1.F176" loext:label-string="ai" chart:class="chart:line">
            <chart:data-point chart:repeated="6"/>
          </chart:series>
          <chart:series chart:style-name="ch10" chart:values-cell-range-address="Sheet1.G171:Sheet1.G176" loext:label-string="tucker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Sheet1.C171:Sheet1.C176</svg:desc>
                </draw:g>
              </table:table-cell>
              <table:table-cell office:value-type="float" office:value="0.009">
                <text:p>0.009</text:p>
                <draw:g>
                  <svg:desc>Sheet1.F171:Sheet1.F176</svg:desc>
                </draw:g>
              </table:table-cell>
              <table:table-cell office:value-type="float" office:value="0.07">
                <text:p>0.07</text:p>
                <draw:g>
                  <svg:desc>Sheet1.G171:Sheet1.G176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3">
                <text:p>0.0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">
                <text:p>0.1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58">
                <text:p>0.58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5">
                <text:p>2.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.62">
                <text:p>5.62</text:p>
              </table:table-cell>
              <table:table-cell office:value-type="float" office:value="22.87">
                <text:p>22.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51cm" svg:height="8.976cm" xlink:href=".." xlink:type="simple" chart:class="chart:line" chart:style-name="ch1">
        <chart:title svg:x="3.956cm" svg:y="0.315cm" chart:style-name="ch2">
          <text:p>Approximation of F_4 in 2D</text:p>
        </chart:title>
        <chart:legend chart:legend-position="end" svg:x="11.154cm" svg:y="3.94cm" style:legend-expansion="high" chart:style-name="ch3"/>
        <chart:plot-area chart:style-name="ch4" table:cell-range-address="Sheet1.C214:Sheet1.E221" chart:data-source-has-labels="both" svg:x="1.28cm" svg:y="1.273cm" svg:width="9.605cm" svg:height="6.543cm">
          <chartooo:coordinate-region svg:x="2.272cm" svg:y="1.472cm" svg:width="8.148cm" svg:height="5.697cm"/>
          <chart:axis chart:dimension="x" chart:name="primary-x" chart:style-name="ch5" chartooo:axis-type="auto">
            <chartooo:date-scale/>
            <chart:title svg:x="4.424cm" svg:y="7.995cm" chart:style-name="ch6">
              <text:p>Nb of Evaluation Point</text:p>
            </chart:title>
            <chart:categories table:cell-range-address="Sheet1.C214:Sheet1.C221"/>
          </chart:axis>
          <chart:axis chart:dimension="y" chart:name="primary-y" chart:style-name="ch5">
            <chart:title svg:x="0.451cm" svg:y="5.593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214:Sheet1.D221" loext:label-string="ai" chart:class="chart:line">
            <chart:data-point chart:repeated="8"/>
          </chart:series>
          <chart:series chart:style-name="ch10" chart:values-cell-range-address="Sheet1.E214:Sheet1.E221" loext:label-string="tucker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214:Sheet1.C221</svg:desc>
                </draw:g>
              </table:table-cell>
              <table:table-cell office:value-type="float" office:value="2460.3">
                <text:p>2460.3</text:p>
                <draw:g>
                  <svg:desc>Sheet1.D214:Sheet1.D221</svg:desc>
                </draw:g>
              </table:table-cell>
              <table:table-cell office:value-type="float" office:value="12617.2">
                <text:p>12617.2</text:p>
                <draw:g>
                  <svg:desc>Sheet1.E214:Sheet1.E22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0.5">
                <text:p>230.5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1.65">
                <text:p>111.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12">
                <text:p>3.12</text:p>
              </table:table-cell>
              <table:table-cell office:value-type="float" office:value="0.0000044">
                <text:p>0.00000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">
                <text:p>0.02</text:p>
              </table:table-cell>
              <table:table-cell office:value-type="float" office:value="0.00000000025">
                <text:p>0.000000000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39">
                <text:p>0.0000039</text:p>
              </table:table-cell>
              <table:table-cell office:value-type="float" office:value="0.0000000014">
                <text:p>0.00000000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000097">
                <text:p>0.0000000097</text:p>
              </table:table-cell>
              <table:table-cell office:value-type="float" office:value="0.0000000032">
                <text:p>0.000000003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0000101">
                <text:p>0.000000000101</text:p>
              </table:table-cell>
              <table:table-cell office:value-type="float" office:value="0.0000000032">
                <text:p>0.00000000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